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7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6.969cm"/>
    </style:style>
    <style:style style:name="co4" style:family="table-column">
      <style:table-column-properties fo:break-before="auto" style:column-width="2.134cm"/>
    </style:style>
    <style:style style:name="co5" style:family="table-column">
      <style:table-column-properties fo:break-before="auto" style:column-width="9.255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418cm"/>
    </style:style>
    <style:style style:name="co8" style:family="table-column">
      <style:table-column-properties fo:break-before="auto" style:column-width="4.18cm"/>
    </style:style>
    <style:style style:name="co9" style:family="table-column">
      <style:table-column-properties fo:break-before="auto" style:column-width="10.767cm"/>
    </style:style>
    <style:style style:name="co10" style:family="table-column">
      <style:table-column-properties fo:break-before="auto" style:column-width="6.925cm"/>
    </style:style>
    <style:style style:name="co11" style:family="table-column">
      <style:table-column-properties fo:break-before="auto" style:column-width="3.353cm"/>
    </style:style>
    <style:style style:name="co12" style:family="table-column">
      <style:table-column-properties fo:break-before="auto" style:column-width="8.167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764cm"/>
    </style:style>
    <style:style style:name="co15" style:family="table-column">
      <style:table-column-properties fo:break-before="auto" style:column-width="12.36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.037cm" fo:break-before="auto" style:use-optimal-row-height="false"/>
    </style:style>
    <style:style style:name="ro4" style:family="table-row">
      <style:table-row-properties style:row-height="1.016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0.894cm" fo:break-before="auto" style:use-optimal-row-height="tru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1.737cm" fo:break-before="auto" style:use-optimal-row-height="true"/>
    </style:style>
    <style:style style:name="ro11" style:family="table-row">
      <style:table-row-properties style:row-height="2.157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66cm" fo:break-before="auto" style:use-optimal-row-height="false"/>
    </style:style>
    <style:style style:name="ro14" style:family="table-row">
      <style:table-row-properties style:row-height="6.646cm" fo:break-before="auto" style:use-optimal-row-height="false"/>
    </style:style>
    <style:style style:name="ro15" style:family="table-row">
      <style:table-row-properties style:row-height="4.212cm" fo:break-before="auto" style:use-optimal-row-height="false"/>
    </style:style>
    <style:style style:name="ro16" style:family="table-row">
      <style:table-row-properties style:row-height="1.757cm" fo:break-before="auto" style:use-optimal-row-height="false"/>
    </style:style>
    <style:style style:name="ro17" style:family="table-row">
      <style:table-row-properties style:row-height="7.634cm" fo:break-before="auto" style:use-optimal-row-height="false"/>
    </style:style>
    <style:style style:name="ro18" style:family="table-row">
      <style:table-row-properties style:row-height="0.921cm" fo:break-before="auto" style:use-optimal-row-height="false"/>
    </style:style>
    <style:style style:name="ro19" style:family="table-row">
      <style:table-row-properties style:row-height="0.499cm" fo:break-before="auto" style:use-optimal-row-height="false"/>
    </style:style>
    <style:style style:name="ro20" style:family="table-row">
      <style:table-row-properties style:row-height="0.529cm" fo:break-before="auto" style:use-optimal-row-height="false"/>
    </style:style>
    <style:style style:name="ro21" style:family="table-row">
      <style:table-row-properties style:row-height="7.213cm" fo:break-before="auto" style:use-optimal-row-height="true"/>
    </style:style>
    <style:style style:name="ro22" style:family="table-row">
      <style:table-row-properties style:row-height="8.475cm" fo:break-before="auto" style:use-optimal-row-height="true"/>
    </style:style>
    <style:style style:name="ro23" style:family="table-row">
      <style:table-row-properties style:row-height="3.844cm" fo:break-before="auto" style:use-optimal-row-height="true"/>
    </style:style>
    <style:style style:name="ro24" style:family="table-row">
      <style:table-row-properties style:row-height="6.033cm" fo:break-before="auto" style:use-optimal-row-height="false"/>
    </style:style>
    <style:style style:name="ta1" style:family="table" style:master-page-name="PageStyle_5f__20_Чек-лист_20__28_Loom_29_">
      <style:table-properties table:display="true" style:writing-mode="lr-tb"/>
    </style:style>
    <style:style style:name="ta2" style:family="table" style:master-page-name="PageStyle_5f_Тест-кейсы_20__28_Loom_29_">
      <style:table-properties table:display="true" style:writing-mode="lr-tb"/>
    </style:style>
    <style:style style:name="ta3" style:family="table" style:master-page-name="PageStyle_5f_Чек-лист_20__28_Noveo_29_">
      <style:table-properties table:display="true" style:writing-mode="lr-tb"/>
    </style:style>
    <style:style style:name="ta4" style:family="table" style:master-page-name="PageStyle_5f_Тест-кейсы_20__28_Noveo_29_">
      <style:table-properties table:display="true" style:writing-mode="lr-tb"/>
    </style: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order-bottom="0.035cm solid #000000" fo:background-color="#92d05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92d05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</style:style>
    <style:style style:name="ce3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3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35cm solid #000000" fo:background-color="#f28e86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20_Built-in_20_Normal">
      <style:table-cell-properties fo:background-color="#f28e8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fo:background-color="#92d050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style:diagonal-bl-tr="none" style:diagonal-tl-br="none" fo:border-left="none" fo:border-right="0.088cm solid #000000" style:rotation-align="none" fo:border-top="0.035cm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Excel_20_Built-in_20_Normal">
      <style:table-cell-properties fo:border-bottom="0.088cm solid #000000" style:diagonal-bl-tr="none" style:diagonal-tl-br="none" fo:border-left="0.035cm solid #000000" fo:border-right="none" style:rotation-align="none" fo:border-top="0.035cm solid #000000"/>
    </style:style>
    <style:style style:name="ce5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1155cc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1155cc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1155cc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1155cc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0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4" style:family="table-cell" style:parent-style-name="Excel_20_Built-in_20_Hyperlink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75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76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13131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13131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8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fo:background-color="#92d050" fo:border="none"/>
      <style:text-properties style:use-window-font-color="true" style:font-name="Arial" fo:font-weight="bold" style:font-weight-asian="bold" style:font-name-complex="Arial" style:font-weight-complex="bold"/>
    </style:style>
    <style:style style:name="ce8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0" style:family="table-cell" style:parent-style-name="Excel_20_Built-in_20_Normal">
      <style:table-cell-properties fo:border="none"/>
      <style:text-properties style:use-window-font-color="true" style:font-name="Arial" fo:font-weight="bold" style:font-weight-asian="bold" style:font-name-complex="Arial" style:font-weight-complex="bold"/>
    </style:style>
    <style:style style:name="ce91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6" style:family="table-cell" style:parent-style-name="Excel_20_Built-in_20_Normal">
      <style:table-cell-properties fo:background-color="#92d050"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Excel_20_Built-in_20_Normal">
      <style:table-cell-properties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Excel_20_Built-in_20_Normal">
      <style:table-cell-properties style:diagonal-bl-tr="none" style:diagonal-tl-br="none" style:text-align-source="value-type" style:repeat-content="false" fo:wrap-option="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Excel_20_Built-in_20_Normal">
      <style:table-cell-properties fo:background-color="#92d050" style:diagonal-bl-tr="none" style:diagonal-tl-br="none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Excel_20_Built-in_20_Normal">
      <style:table-cell-properties style:diagonal-bl-tr="none" style:diagonal-tl-br="none" fo:border="0.035cm solid #000000" style:rotation-align="none"/>
      <style:text-properties style:use-window-font-color="true" style:font-name="Arial" fo:font-weight="bold" style:font-weight-asian="bold" style:font-name-complex="Arial" style:font-weight-complex="bold"/>
    </style:style>
    <style:style style:name="ce10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Excel_20_Built-in_20_Normal">
      <style:table-cell-properties fo:background-color="#92d050"/>
    </style:style>
    <style:style style:name="ce107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Excel_20_Built-in_20_Normal">
      <style:table-cell-properties fo:border-bottom="0.035cm solid #000000" fo:background-color="#92d050" style:diagonal-bl-tr="none" style:diagonal-tl-br="none" fo:border-left="none" fo:border-right="none" style:rotation-align="none" fo:border-top="0.035cm solid #000000"/>
    </style:style>
    <style:style style:name="ce11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>
      <style:table-cell-properties fo:border-bottom="0.088cm solid #000000" style:diagonal-bl-tr="none" style:diagonal-tl-br="none" fo:border-left="none" fo:border-right="none" style:rotation-align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Excel_20_Built-in_20_Normal">
      <style:table-cell-properties fo:background-color="#92d050" style:diagonal-bl-tr="none" style:diagonal-tl-br="none" fo:border="0.035cm solid #000000" style:rotation-align="none"/>
    </style:style>
    <style:style style:name="ce115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1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Excel_20_Built-in_20_Normal">
      <style:table-cell-properties fo:border-bottom="none" style:diagonal-bl-tr="none" style:diagonal-tl-br="none" fo:wrap-option="wrap" fo:border-left="none" fo:border-right="none" style:rotation-align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Excel_20_Built-in_20_Normal">
      <style:table-cell-properties fo:border-bottom="0.035cm solid #000000" style:diagonal-bl-tr="none" style:diagonal-tl-br="none" fo:border-left="none" fo:border-right="0.088cm solid #000000" style:rotation-align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35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fo:background-color="#92d050" style:diagonal-bl-tr="none" style:diagonal-tl-br="none" fo:border-left="none" fo:border-right="0.035cm solid #000000" style:rotation-align="none" fo:border-top="0.035cm solid #000000"/>
    </style:style>
    <style:style style:name="ce12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88cm solid #000000" style:rotation-angle="0" style:rotation-align="none" style:shrink-to-fit="false" fo:border-top="0.088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Excel_20_Built-in_20_Normal">
      <style:table-cell-properties fo:border-bottom="none" style:diagonal-bl-tr="none" style:diagonal-tl-br="none" fo:wrap-option="wrap" fo:border-left="none" fo:border-right="0.088cm solid #000000" style:rotation-align="none" fo:border-top="0.088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Excel_20_Built-in_20_Normal">
      <style:table-cell-properties fo:wrap-option="wrap"/>
    </style:style>
    <style:style style:name="ce13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Excel_20_Built-in_20_Normal">
      <style:table-cell-properties fo:border-bottom="0.035cm solid #000000" fo:background-color="#f28e86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39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Excel_20_Built-in_20_Hyperlink" style:data-style-name="N8000">
      <style:table-cell-properties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1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4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43" style:family="table-cell" style:parent-style-name="Excel_20_Built-in_20_Normal">
      <style:table-cell-properties fo:background-color="#92d050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Excel_20_Built-in_20_Normal">
      <style:table-cell-properties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1155cc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8" style:family="text">
      <style:text-properties fo:color="#1155cc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1155cc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0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2" style:family="text">
      <style:text-properties fo:color="#1155cc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5" style:family="text">
      <style:text-properties style:use-window-font-color="true" style:text-outline="false" style:text-line-through-style="none" style:text-position="0% 100%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Высокий&quot;;&quot;Средний&quot;;&quot;Низкий&quot;)" table:allow-empty-cell="true" table:display-list="unsorted" table:base-cell-address="' Чек-лист (Loom)'.B11"/>
        <table:content-validation table:name="val2" table:condition="of:cell-content-is-in-list(&quot;Пройден&quot;;&quot;Не пройден&quot;)" table:allow-empty-cell="true" table:display-list="unsorted" table:base-cell-address="' Чек-лист (Loom)'.D11"/>
        <table:content-validation table:name="val3" table:condition="of:cell-content-is-in-list(&quot;Высокий&quot;;&quot;Средний&quot;;&quot;Низкий&quot;)" table:allow-empty-cell="true" table:display-list="unsorted" table:base-cell-address="'Чек-лист (Noveo)'.B85"/>
        <table:content-validation table:name="val4" table:condition="of:cell-content-is-in-list(&quot;Пройден&quot;;&quot;Не пройден&quot;)" table:allow-empty-cell="true" table:display-list="unsorted" table:base-cell-address="'Чек-лист (Noveo)'.D85"/>
      </table:content-validations>
      <table:table table:name=" Чек-лист (Loom)" table:style-name="ta1" table:print="false">
        <office:forms form:automatic-focus="false" form:apply-design-mode="false"/>
        <table:table-column table:style-name="co1" table:default-cell-style-name="ce22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style-name="ce1" office:value-type="string" table:number-columns-spanned="5" table:number-rows-spanned="1">
            <text:p>Модуль 4.8 Практикум</text:p>
          </table:table-cell>
          <table:covered-table-cell table:number-columns-repeated="3" table:style-name="ce23"/>
          <table:covered-table-cell table:style-name="ce52"/>
          <table:table-cell table:number-columns-repeated="1019"/>
        </table:table-row>
        <table:table-row table:style-name="ro2">
          <table:table-cell table:style-name="ce2" office:value-type="string" table:number-columns-spanned="5" table:number-rows-spanned="1">
            <text:p>Браузер. Microsoft Edge. <text:span text:style-name="T1">Версия</text:span><text:span text:style-name="T2"> </text:span><text:span text:style-name="T1">85.0.564.68 </text:span><text:span text:style-name="T1">(Официальная сборка) (64-</text:span><text:span text:style-name="T1">разрядная версия)</text:span></text:p>
          </table:table-cell>
          <table:covered-table-cell table:number-columns-repeated="3" table:style-name="ce24"/>
          <table:covered-table-cell table:style-name="ce53"/>
          <table:table-cell table:number-columns-repeated="1019"/>
        </table:table-row>
        <table:table-row table:style-name="ro3">
          <table:table-cell table:style-name="ce3" office:value-type="string" table:number-columns-spanned="5" table:number-rows-spanned="1">
            <text:p><text:span text:style-name="T2">Цель:</text:span><text:span text:style-name="T3"> Протестировать </text:span><text:span text:style-name="T3">функционал трех разделов </text:span><text:span text:style-name="T3">сайта Loom </text:span><text:span text:style-name="T3">https://www.loom.com/ (главной </text:span><text:span text:style-name="T3">страницы сайта, страницы Use </text:span><text:span text:style-name="T3">Cases и страницы Pricing) </text:span></text:p>
          </table:table-cell>
          <table:covered-table-cell table:number-columns-repeated="4" table:style-name="ce25"/>
          <table:table-cell table:style-name="ce80"/>
          <table:table-cell table:style-name="ce85" table:number-columns-repeated="1018"/>
        </table:table-row>
        <table:table-row table:style-name="ro4">
          <table:table-cell table:style-name="ce4" office:value-type="string" table:number-columns-spanned="5" table:number-rows-spanned="1">
            <text:p><text:span text:style-name="T2">Предусловие:</text:span><text:span text:style-name="T3"> Страница сайта </text:span><text:span text:style-name="T4">https://www.loom.com/</text:span><text:span text:style-name="T3"> открыта в </text:span><text:span text:style-name="T3">браузере, выполнен вход в </text:span><text:span text:style-name="T3">Google-аккаунт </text:span><text:span text:style-name="T3">"sers7777@gmail.com"</text:span></text:p>
          </table:table-cell>
          <table:covered-table-cell table:number-columns-repeated="3" table:style-name="ce26"/>
          <table:covered-table-cell table:style-name="ce54"/>
          <table:table-cell table:style-name="ce81"/>
          <table:table-cell table:number-columns-repeated="1018"/>
        </table:table-row>
        <table:table-row table:style-name="ro2">
          <table:table-cell table:style-name="ce5" office:value-type="string" table:number-columns-spanned="5" table:number-rows-spanned="1">
            <text:p><text:span text:style-name="T2">Тестовые данные:</text:span><text:span text:style-name="T3"> Google-</text:span><text:span text:style-name="T3">аккаунт </text:span><text:span text:style-name="T3">Логин:sers7777@gmail.com </text:span><text:span text:style-name="T3">Пароль:xxxxxxxx</text:span></text:p>
          </table:table-cell>
          <table:covered-table-cell table:number-columns-repeated="3" table:style-name="ce27"/>
          <table:covered-table-cell table:style-name="ce55"/>
          <table:table-cell table:number-columns-repeated="1019"/>
        </table:table-row>
        <table:table-row table:style-name="ro2">
          <table:table-cell table:style-name="ce6" office:value-type="string" table:number-columns-spanned="5" table:number-rows-spanned="1">
            <text:p><text:span text:style-name="T5">Автор:</text:span><text:span text:style-name="T3"> Харченко Сергей</text:span></text:p>
          </table:table-cell>
          <table:covered-table-cell table:number-columns-repeated="3" table:style-name="ce28"/>
          <table:covered-table-cell table:style-name="ce6"/>
          <table:table-cell table:style-name="ce81"/>
          <table:table-cell table:number-columns-repeated="1018"/>
        </table:table-row>
        <table:table-row table:style-name="ro5">
          <table:table-cell table:style-name="ce7" table:number-columns-spanned="5" table:number-rows-spanned="1"/>
          <table:covered-table-cell table:number-columns-repeated="4" table:style-name="ce7"/>
          <table:table-cell table:style-name="ce81"/>
          <table:table-cell table:number-columns-repeated="1018"/>
        </table:table-row>
        <table:table-row table:style-name="ro6">
          <table:table-cell table:style-name="ce8" office:value-type="string" table:number-columns-spanned="5" table:number-rows-spanned="1">
            <text:p><text:span text:style-name="T6">Функциональное тестирование </text:span><text:span text:style-name="T6">главной страницы сайта</text:span><text:span text:style-name="T7">: </text:span><text:span text:style-name="T8">https://www.loom.com/</text:span></text:p>
          </table:table-cell>
          <table:covered-table-cell table:number-columns-repeated="3" table:style-name="ce29"/>
          <table:covered-table-cell table:style-name="ce56"/>
          <table:table-cell table:style-name="ce81"/>
          <table:table-cell table:number-columns-repeated="1018"/>
        </table:table-row>
        <table:table-row table:style-name="ro6">
          <table:table-cell table:style-name="ce9" office:value-type="string">
            <text:p>№</text:p>
          </table:table-cell>
          <table:table-cell table:style-name="ce9" office:value-type="string">
            <text:p>Приоритет</text:p>
          </table:table-cell>
          <table:table-cell table:style-name="ce35" office:value-type="string">
            <text:p>Проверка</text:p>
          </table:table-cell>
          <table:table-cell table:style-name="ce9" office:value-type="string">
            <text:p>Результат</text:p>
          </table:table-cell>
          <table:table-cell table:style-name="ce35" office:value-type="string">
            <text:p>Комментарии</text:p>
          </table:table-cell>
          <table:table-cell table:style-name="ce82"/>
          <table:table-cell table:number-columns-repeated="1018"/>
        </table:table-row>
        <table:table-row table:style-name="ro1">
          <table:table-cell table:style-name="ce10" office:value-type="string" table:number-columns-spanned="5" table:number-rows-spanned="1">
            <text:p>Навигационная панель </text:p>
          </table:table-cell>
          <table:covered-table-cell table:number-columns-repeated="3" table:style-name="ce30"/>
          <table:covered-table-cell table:style-name="ce57"/>
          <table:table-cell table:style-name="ce83"/>
          <table:table-cell table:number-columns-repeated="1018"/>
        </table:table-row>
        <table:table-row table:style-name="ro7">
          <table:table-cell table:style-name="ce11" office:value-type="float" office:value="1">
            <text:p>1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вертикальной прокрутке страницы браузера, навигационная панель остаётся закреплённой вверху страницы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8"/>
          <table:table-cell table:style-name="ce84"/>
          <table:table-cell table:number-columns-repeated="1018"/>
        </table:table-row>
        <table:table-row table:style-name="ro8">
          <table:table-cell table:style-name="ce11" office:value-type="float" office:value="2">
            <text:p>2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ссылки "Use Cases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blog-post-categories/use-case">https://www.loom.com/blog-post-categories/use-case</text:a></text:p>
          </table:table-cell>
          <table:table-cell table:number-columns-repeated="1019"/>
        </table:table-row>
        <table:table-row table:style-name="ro8">
          <table:table-cell table:style-name="ce11" office:value-type="float" office:value="3">
            <text:p>3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ссылки "Pricing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pricing">https://www.loom.com/pricing</text:a></text:p>
          </table:table-cell>
          <table:table-cell table:number-columns-repeated="2"/>
          <table:table-cell table:style-name="ce86"/>
          <table:table-cell table:number-columns-repeated="1016"/>
        </table:table-row>
        <table:table-row table:style-name="ro8">
          <table:table-cell table:style-name="ce11" office:value-type="float" office:value="4">
            <text:p>4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ссылки "About As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0" office:value-type="string">
            <text:p><text:a xlink:href="https://www.loom.com/about-us">https://www.loom.com/about-us</text:a></text:p>
          </table:table-cell>
          <table:table-cell table:number-columns-repeated="1019"/>
        </table:table-row>
        <table:table-row table:style-name="ro9">
          <table:table-cell table:style-name="ce11" office:value-type="float" office:value="5">
            <text:p>5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Ссылка "Sign In" ведёт на страницу авторизации</text:p>
          </table:table-cell>
          <table:table-cell table:style-name="ce47" table:content-validation-name="val2" office:value-type="string">
            <text:p>Пройден</text:p>
          </table:table-cell>
          <table:table-cell table:style-name="ce34" office:value-type="string">
            <text:p>https://www.loom.com/login </text:p>
            <text:p>Предлагаемые варианты авторизации:</text:p>
            <text:p>1. Учётная запись Google </text:p>
            <text:p>2. Учётная запись Slack</text:p>
            <text:p>3. Учётная запись Apple</text:p>
            <text:p>4. E-mail</text:p>
          </table:table-cell>
          <table:table-cell table:number-columns-repeated="1019"/>
        </table:table-row>
        <table:table-row table:style-name="ro9">
          <table:table-cell table:style-name="ce11" office:value-type="float" office:value="6">
            <text:p>6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Get Loom for Free" открывается страница регистрации</text:p>
          </table:table-cell>
          <table:table-cell table:style-name="ce47" table:content-validation-name="val2" office:value-type="string">
            <text:p>Пройден</text:p>
          </table:table-cell>
          <table:table-cell table:style-name="ce34" office:value-type="string">
            <text:p>https://www.loom.com/signup</text:p>
            <text:p>Предлагаемые варианты регистрации:</text:p>
            <text:p>1. Учётная запись Google </text:p>
            <text:p>2. Учётная запись Slack</text:p>
            <text:p>3. Учётная запись Apple</text:p>
            <text:p>4. E-mail</text:p>
          </table:table-cell>
          <table:table-cell table:number-columns-repeated="1019"/>
        </table:table-row>
        <table:table-row table:style-name="ro7">
          <table:table-cell table:style-name="ce11" office:value-type="float" office:value="7">
            <text:p>7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7" office:value-type="string">
            <text:p>При нажатии на логотип "Loom" в верхнем левом углу выполянется переход на главную страницу сайта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1" office:value-type="string">
            <text:p>https://www.loom.com/</text:p>
          </table:table-cell>
          <table:table-cell table:number-columns-repeated="1019"/>
        </table:table-row>
        <table:table-row table:style-name="ro8">
          <table:table-cell table:style-name="ce11" office:value-type="float" office:value="8">
            <text:p>8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7" office:value-type="string">
            <text:p>При переходе по ссылке "Learn more" открывается раздел Loom for teams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2" office:value-type="string">
            <text:p><text:a xlink:href="https://www.loom.com/video-messaging-for-teams">https://www.loom.com/video-messaging-for-teams</text:a></text:p>
          </table:table-cell>
          <table:table-cell table:number-columns-repeated="1019"/>
        </table:table-row>
        <table:table-row table:style-name="ro5">
          <table:table-cell table:style-name="ce12" office:value-type="string" table:number-columns-spanned="5" table:number-rows-spanned="1">
            <text:p>Содержимое главной страницы</text:p>
          </table:table-cell>
          <table:covered-table-cell table:number-columns-repeated="3" table:style-name="ce31"/>
          <table:covered-table-cell table:style-name="ce63"/>
          <table:table-cell table:number-columns-repeated="1019"/>
        </table:table-row>
        <table:table-row table:style-name="ro9">
          <table:table-cell table:style-name="ce11" office:value-type="float" office:value="9">
            <text:p>9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Get Loom for Free" открывается страница регистрации</text:p>
          </table:table-cell>
          <table:table-cell table:style-name="ce47" table:content-validation-name="val2" office:value-type="string">
            <text:p>Пройден</text:p>
          </table:table-cell>
          <table:table-cell table:style-name="ce34" office:value-type="string">
            <text:p>https://www.loom.com/signup</text:p>
            <text:p>Предлагается варианты регистрации:</text:p>
            <text:p>1. Учётная запись Google </text:p>
            <text:p>2. Учётная запись Slack</text:p>
            <text:p>3. Учётная запись Apple</text:p>
            <text:p>4. E-mail</text:p>
          </table:table-cell>
          <table:table-cell table:number-columns-repeated="1019"/>
        </table:table-row>
        <table:table-row table:style-name="ro8">
          <table:table-cell table:style-name="ce11" office:value-type="float" office:value="10">
            <text:p>10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7" office:value-type="string">
            <text:p>При переходе по ссылке "Learn more" открывается раздел Loom for teams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4" office:value-type="string">
            <text:p><text:a xlink:href="https://www.loom.com/video-messaging-for-teams">https://www.loom.com/video-messaging-for-teams</text:a></text:p>
          </table:table-cell>
          <table:table-cell table:number-columns-repeated="1019"/>
        </table:table-row>
        <table:table-row table:style-name="ro9">
          <table:table-cell table:style-name="ce11" office:value-type="float" office:value="11">
            <text:p>11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одразделы сайта <text:span text:style-name="T6">"Communicate with </text:span><text:span text:style-name="T6">speed and ease"</text:span><text:span text:style-name="T10"> при нажатии </text:span><text:span text:style-name="T10">показывают картинку с подсказкой</text:span>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5" office:value-type="string">
            <text:p>Пункты подраздела:</text:p>
            <text:p>1.Fast Recording</text:p>
            <text:p>2.Instand Sharing</text:p>
            <text:p>3.Easy Editing</text:p>
            <text:p>4.Rich Reaction</text:p>
            <text:p>5.Controlled Viewing </text:p>
          </table:table-cell>
          <table:table-cell table:number-columns-repeated="1019"/>
        </table:table-row>
        <table:table-row table:style-name="ro8">
          <table:table-cell table:style-name="ce11" office:value-type="float" office:value="12">
            <text:p>12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Get Loom for Free" открывается страница регистрации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5" office:value-type="string">
            <text:p>Кнопка, находящаяся под подразделом "Communicate with speed and ease"</text:p>
          </table:table-cell>
          <table:table-cell table:number-columns-repeated="1019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1" table:content-validation-name="val1" office:value-type="string">
            <text:p>Низкий</text:p>
          </table:table-cell>
          <table:table-cell table:style-name="ce36" office:value-type="string">
            <text:p>При нажатии на значок твиттера открывается профиль пользователя в Twitter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6" office:value-type="string">
            <text:p><text:a xlink:href="https://twitter.com/kaleazy">Данные ссылки дают возможность прочитать отзывы пользователей уже использующие данный сервис.
https://twitter.com/kaleazy
https://twitter.com/caremjo
https://twitter.com/suhail
https://twitter.com/onedurr
https://twitter.com/CarolMcKeon140
https://twitter.com/BriDehlinger</text:a></text:p>
          </table:table-cell>
          <table:table-cell table:number-columns-repeated="1019"/>
        </table:table-row>
        <table:table-row table:style-name="ro8">
          <table:table-cell table:style-name="ce11" office:value-type="float" office:value="14">
            <text:p>14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в отзыве ссылки @loom выполняется переход в Twitter Loom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twitter.com/loom">https://twitter.com/loom</text:a></text:p>
          </table:table-cell>
          <table:table-cell table:number-columns-repeated="1019"/>
        </table:table-row>
        <table:table-row table:style-name="ro7">
          <table:table-cell table:style-name="ce11" office:value-type="float" office:value="15">
            <text:p>15</text:p>
          </table:table-cell>
          <table:table-cell table:style-name="ce11" table:content-validation-name="val1" office:value-type="string">
            <text:p>Низкий</text:p>
          </table:table-cell>
          <table:table-cell table:style-name="ce36" office:value-type="string">
            <text:p>При нажатии на ник пользователя в отзыве, открывается профиль пользователя в Twitter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6" office:value-type="string">
            <text:p><text:a xlink:href="https://twitter.com/kaleazy">Данные ссылки дают возможность прочитать отзывы пользователей уже использующие данный сервис.
https://twitter.com/kaleazy
https://twitter.com/caremjo
https://twitter.com/suhail
https://twitter.com/onedurr
https://twitter.com/CarolMcKeon140
https://twitter.com/BriDehlinger</text:a></text:p>
          </table:table-cell>
          <table:table-cell table:number-columns-repeated="1019"/>
        </table:table-row>
        <table:table-row table:style-name="ro7">
          <table:table-cell table:style-name="ce11" office:value-type="float" office:value="16">
            <text:p>16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на значок "Windows" выполняется переход на страницу с загрузкой приложения для OS Windows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0" office:value-type="string">
            <text:p><text:a xlink:href="https://www.loom.com/download">https://www.loom.com/download</text:a></text:p>
          </table:table-cell>
          <table:table-cell table:number-columns-repeated="1019"/>
        </table:table-row>
        <table:table-row table:style-name="ro10">
          <table:table-cell table:style-name="ce11" office:value-type="float" office:value="17">
            <text:p>17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7" office:value-type="string">
            <text:p>При нажатии на значок "Mac" выполняется переход на страницу с загрузкой приложения для Mac</text:p>
          </table:table-cell>
          <table:table-cell table:style-name="ce48" table:content-validation-name="val2" office:value-type="string">
            <text:p>Не пройден</text:p>
          </table:table-cell>
          <table:table-cell table:style-name="ce34" office:value-type="string">
            <text:p>https://www.loom.com/download <text:s text:c="14"/><text:s text:c="31"/>Приложение для Mac, загрузиться, если будет выполнен вход с устройства работающего под MacOS.</text:p>
          </table:table-cell>
          <table:table-cell table:number-columns-repeated="1019"/>
        </table:table-row>
        <table:table-row table:style-name="ro10">
          <table:table-cell table:style-name="ce11" office:value-type="float" office:value="18">
            <text:p>18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7" office:value-type="string">
            <text:p>При нажатии на значок "Chrome" выполняется переход на страницу с загрузкой расширения для браузера Google Chrome 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4" office:value-type="string">
            <text:p><text:a xlink:href="https://chrome.google.com/webstore/detail/loom-for-chrome/liecbddmkiiihnedobmlmillhodjkdmb?hl=en-US">https://chrome.google.com/webstore/detail/loom-for-chrome/liecbddmkiiihnedobmlmillhodjkdmb?hl=en-US</text:a></text:p>
          </table:table-cell>
          <table:table-cell table:number-columns-repeated="1019"/>
        </table:table-row>
        <table:table-row table:style-name="ro7">
          <table:table-cell table:style-name="ce11" office:value-type="float" office:value="19">
            <text:p>19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7" office:value-type="string">
            <text:p>При нажатии на значок "iOS" выполняется переход на страницу с загрузкой приложения для iPhone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apps.apple.com/us/app/loom-quick-videos/id1474480829">https://apps.apple.com/us/app/loom-quick-videos/id1474480829</text:a></text:p>
          </table:table-cell>
          <table:table-cell table:number-columns-repeated="1019"/>
        </table:table-row>
        <table:table-row table:style-name="ro7">
          <table:table-cell table:style-name="ce11" office:value-type="float" office:value="20">
            <text:p>20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Get Loom for Free" открывается страница регистрации/авторизации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7" office:value-type="string">
            <text:p>Кнопка справа от иконок приложений (Windows, Mac, Chrome, IOS)</text:p>
          </table:table-cell>
          <table:table-cell table:number-columns-repeated="1019"/>
        </table:table-row>
        <table:table-row table:style-name="ro5">
          <table:table-cell table:style-name="ce12" office:value-type="string" table:number-columns-spanned="5" table:number-rows-spanned="1">
            <text:p>Footer главной страницы</text:p>
          </table:table-cell>
          <table:covered-table-cell table:number-columns-repeated="3" table:style-name="ce31"/>
          <table:covered-table-cell table:style-name="ce68"/>
          <table:table-cell table:number-columns-repeated="1019"/>
        </table:table-row>
        <table:table-row table:style-name="ro7">
          <table:table-cell table:style-name="ce11" office:value-type="float" office:value="21">
            <text:p>21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7" office:value-type="string">
            <text:p>При нажатии на Логотип Loom выполняется переход на главную страницу сайта</text:p>
          </table:table-cell>
          <table:table-cell table:style-name="ce49" table:content-validation-name="val2" office:value-type="string">
            <text:p>Не пройден</text:p>
          </table:table-cell>
          <table:table-cell table:style-name="ce21" office:value-type="string">
            <text:p>Выполняется переход на страницу с надписью "This page does not exist": <text:s text:c="6"/><text:s text:c="43"/><text:span text:style-name="T8">https://www.loom.com/not-used/old-</text:span><text:span text:style-name="T8">home-2</text:span></text:p>
          </table:table-cell>
          <table:table-cell table:number-columns-repeated="1019"/>
        </table:table-row>
        <table:table-row table:style-name="ro8">
          <table:table-cell table:style-name="ce11" office:value-type="float" office:value="22">
            <text:p>22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7" office:value-type="string">
            <text:p>При нажатии на логотип твиттера выполняется переход в Twitter Loom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twitter.com/loom">https://twitter.com/loom</text:a></text:p>
          </table:table-cell>
          <table:table-cell table:number-columns-repeated="1019"/>
        </table:table-row>
        <table:table-row table:style-name="ro10">
          <table:table-cell table:style-name="ce11" office:value-type="float" office:value="23">
            <text:p>23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8" office:value-type="string">
            <text:p>При нажатии на логотип in выполняется переход на страницу <text:span text:style-name="T8">linkedin.com</text:span>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5" office:value-type="string">
            <text:p>Выполняется переход на сайт: <text:span text:style-name="T8">https://www.linkedin.com/company/uselo</text:span><text:span text:style-name="T8">om/</text:span><text:span text:style-name="T10"> <text:s text:c="24"/>Для корректной </text:span><text:span text:style-name="T10">работы сайта, необходим сервис VPN.</text:span></text:p>
          </table:table-cell>
          <table:table-cell table:number-columns-repeated="1019"/>
        </table:table-row>
        <table:table-row table:style-name="ro8">
          <table:table-cell table:style-name="ce11" office:value-type="float" office:value="24">
            <text:p>24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9" office:value-type="string">
            <text:p>При нажатии на логотип YouTube выполняется переход на сайт YouTube</text:p>
          </table:table-cell>
          <table:table-cell table:style-name="ce50" table:content-validation-name="val2" office:value-type="string">
            <text:p>Пройден</text:p>
          </table:table-cell>
          <table:table-cell table:style-name="ce60" office:value-type="string">
            <text:p><text:a xlink:href="https://www.youtube.com/channel/UCnqj2rfVX8V0t377WcOjYoA">https://www.youtube.com/channel/UCnqj2rfVX8V0t377WcOjYoA</text:a></text:p>
          </table:table-cell>
          <table:table-cell table:number-columns-repeated="1019"/>
        </table:table-row>
        <table:table-row table:style-name="ro5">
          <table:table-cell table:style-name="ce12" office:value-type="string" table:number-columns-spanned="5" table:number-rows-spanned="1">
            <text:p>Footer раздела Product</text:p>
          </table:table-cell>
          <table:covered-table-cell table:number-columns-repeated="3" table:style-name="ce31"/>
          <table:covered-table-cell table:style-name="ce68"/>
          <table:table-cell table:number-columns-repeated="1019"/>
        </table:table-row>
        <table:table-row table:style-name="ro8">
          <table:table-cell table:style-name="ce13" office:value-type="float" office:value="25">
            <text:p>25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Use Cases"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blog-post-categories/use-case">https://www.loom.com/blog-post-categories/use-case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26">
            <text:p>26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Loom for Teams"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video-messaging-for-teams">https://www.loom.com/video-messaging-for-teams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27">
            <text:p>27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IOS App"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9" office:value-type="string">
            <text:p>https://www.loom.com/mobile </text:p>
            <text:p>Так же возможно загрузить приложения для Android</text:p>
          </table:table-cell>
          <table:table-cell table:number-columns-repeated="1019"/>
        </table:table-row>
        <table:table-row table:style-name="ro8">
          <table:table-cell table:style-name="ce13" office:value-type="float" office:value="28">
            <text:p>28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Screen Recorder"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screen-recorder">https://www.loom.com/screen-recorder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29">
            <text:p>29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Help Center"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support.loom.com/hc/en-us">https://support.loom.com/hc/en-us</text:a></text:p>
          </table:table-cell>
          <table:table-cell table:number-columns-repeated="3"/>
          <table:table-cell table:style-name="ce86" table:number-columns-repeated="3"/>
          <table:table-cell table:number-columns-repeated="1013"/>
        </table:table-row>
        <table:table-row table:style-name="ro8">
          <table:table-cell table:style-name="ce13" office:value-type="float" office:value="30">
            <text:p>30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What's New"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new.loom.com/">https://new.loom.com/</text:a></text:p>
          </table:table-cell>
          <table:table-cell table:number-columns-repeated="3"/>
          <table:table-cell table:style-name="ce86"/>
          <table:table-cell table:style-name="ce87"/>
          <table:table-cell table:style-name="ce86"/>
          <table:table-cell table:number-columns-repeated="1013"/>
        </table:table-row>
        <table:table-row table:style-name="ro11">
          <table:table-cell table:style-name="ce13" office:value-type="float" office:value="31">
            <text:p>31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System Status", выполняется переход на несуществующуу страницу</text:p>
          </table:table-cell>
          <table:table-cell table:style-name="ce49" table:content-validation-name="val2" office:value-type="string">
            <text:p>Не пройден</text:p>
          </table:table-cell>
          <table:table-cell table:style-name="ce70" office:value-type="string">
            <text:p>Выполняется переход на адрес не действующей страницы сайта: <text:s text:c="14"/><text:s text:c="17"/>http://status.loom.com/ <text:s text:c="13"/><text:s text:c="44"/>Данная страница имеет статус: "Не удаётся открыть эту страницу".</text:p>
          </table:table-cell>
          <table:table-cell table:number-columns-repeated="3"/>
          <table:table-cell table:style-name="ce86"/>
          <table:table-cell table:style-name="ce87"/>
          <table:table-cell table:style-name="ce86"/>
          <table:table-cell table:number-columns-repeated="1013"/>
        </table:table-row>
        <table:table-row table:style-name="ro8">
          <table:table-cell table:style-name="ce13" office:value-type="float" office:value="32">
            <text:p>32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Roadmap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portal.productboard.com/useloom/1-loom-s-product-roadmap/tabs/3-coming-soon">https://portal.productboard.com/useloom/1-loom-s-product-roadmap/tabs/3-coming-soon</text:a></text:p>
          </table:table-cell>
          <table:table-cell table:number-columns-repeated="3"/>
          <table:table-cell table:style-name="ce86" table:number-columns-repeated="3"/>
          <table:table-cell table:number-columns-repeated="1013"/>
        </table:table-row>
        <table:table-row table:style-name="ro5">
          <table:table-cell table:style-name="ce12" office:value-type="string" table:number-columns-spanned="5" table:number-rows-spanned="1">
            <text:p>Footer раздела Company</text:p>
          </table:table-cell>
          <table:covered-table-cell table:number-columns-repeated="3" table:style-name="ce31"/>
          <table:covered-table-cell table:style-name="ce68"/>
          <table:table-cell table:number-columns-repeated="1019"/>
        </table:table-row>
        <table:table-row table:style-name="ro8">
          <table:table-cell table:style-name="ce13" office:value-type="float" office:value="33">
            <text:p>33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About Us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about-us">https://www.loom.com/about-us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34">
            <text:p>34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Careers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careers">https://www.loom.com/careers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35">
            <text:p>35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Press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press">https://www.loom.com/press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36">
            <text:p>36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Blog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blog">https://www.loom.com/blog</text:a></text:p>
          </table:table-cell>
          <table:table-cell table:number-columns-repeated="1019"/>
        </table:table-row>
        <table:table-row table:style-name="ro5">
          <table:table-cell table:style-name="ce12" office:value-type="string" table:number-columns-spanned="5" table:number-rows-spanned="1">
            <text:p>Footer раздела Legal</text:p>
          </table:table-cell>
          <table:covered-table-cell table:number-columns-repeated="3" table:style-name="ce31"/>
          <table:covered-table-cell table:style-name="ce68"/>
          <table:table-cell table:number-columns-repeated="1019"/>
        </table:table-row>
        <table:table-row table:style-name="ro7">
          <table:table-cell table:style-name="ce13" office:value-type="float" office:value="37">
            <text:p>37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Privacy for Humans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privacy">https://www.loom.com/privacy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38">
            <text:p>38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Privacy Policy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privacy-policy">https://www.loom.com/privacy-policy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39">
            <text:p>39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При нажатии ссылки "Terms of Service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terms">https://www.loom.com/terms</text:a></text:p>
          </table:table-cell>
          <table:table-cell table:number-columns-repeated="1019"/>
        </table:table-row>
        <table:table-row table:style-name="ro6">
          <table:table-cell table:style-name="ce14" office:value-type="string" table:number-columns-spanned="5" table:number-rows-spanned="1">
            <text:p><text:span text:style-name="T6">Функциональное тестирование </text:span><text:span text:style-name="T6">страницы Use Cases</text:span><text:span text:style-name="T7"> </text:span><text:span text:style-name="T9">https://www.loom.com/blog-post-</text:span><text:span text:style-name="T9">categories/use-case</text:span></text:p>
          </table:table-cell>
          <table:covered-table-cell table:number-columns-repeated="4"/>
          <table:table-cell table:number-columns-repeated="1019"/>
        </table:table-row>
        <table:table-row table:style-name="ro7">
          <table:table-cell table:style-name="ce13" office:value-type="float" office:value="40">
            <text:p>40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Тестирование навигационной панели</text:p>
          </table:table-cell>
          <table:table-cell table:style-name="ce46" table:content-validation-name="val2" office:value-type="string">
            <text:p>Пройден</text:p>
          </table:table-cell>
          <table:table-cell table:style-name="ce36" office:value-type="string">
            <text:p>При вертикальной прокрутке страницы браузера, навигационная панель остаётся закреплённой вверху страницы</text:p>
          </table:table-cell>
          <table:table-cell table:number-columns-repeated="1019"/>
        </table:table-row>
        <table:table-row table:style-name="ro8">
          <table:table-cell table:style-name="ce13" office:value-type="float" office:value="41">
            <text:p>41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Use Cases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2" office:value-type="string">
            <text:p><text:a xlink:href="https://www.loom.com/blog-post-categories/use-case">https://www.loom.com/blog-post-categories/use-case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42">
            <text:p>42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Product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2" office:value-type="string">
            <text:p><text:a xlink:href="https://www.loom.com/blog-post-categories/product">https://www.loom.com/blog-post-categories/product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43">
            <text:p>43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Guest Post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blog-post-categories/guest-post">https://www.loom.com/blog-post-categories/guest-post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44">
            <text:p>44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Engineering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blog-post-categories/engineering">https://www.loom.com/blog-post-categories/engineering</text:a></text:p>
          </table:table-cell>
          <table:table-cell table:number-columns-repeated="1019"/>
        </table:table-row>
        <table:table-row table:style-name="ro7">
          <table:table-cell table:style-name="ce13" office:value-type="float" office:value="45">
            <text:p>45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Customer Success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blog-post-categories/customer-success">https://www.loom.com/blog-post-categories/customer-success</text:a></text:p>
          </table:table-cell>
          <table:table-cell table:number-columns-repeated="3"/>
          <table:table-cell table:style-name="ce36"/>
          <table:table-cell table:number-columns-repeated="1015"/>
        </table:table-row>
        <table:table-row table:style-name="ro8">
          <table:table-cell table:style-name="ce13" office:value-type="float" office:value="46">
            <text:p>46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Culture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blog-post-categories/culture">https://www.loom.com/blog-post-categories/culture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47">
            <text:p>47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Company News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blog-post-categories/company-news">https://www.loom.com/blog-post-categories/company-news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48">
            <text:p>48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лавиши "Case Study", происходит переход к разделу на сайт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www.loom.com/blog-post-categories/case-study">https://www.loom.com/blog-post-categories/case-study</text:a></text:p>
          </table:table-cell>
          <table:table-cell table:number-columns-repeated="1019"/>
        </table:table-row>
        <table:table-row table:style-name="ro7">
          <table:table-cell table:style-name="ce13" office:value-type="float" office:value="49">
            <text:p>49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на статью, в любом из раздолов, выполняется переход на страницу с текстом статьи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9" office:value-type="string">
            <text:p>Для примера: <text:s text:c="43"/><text:s text:c="31"/>https://www.loom.com/blog/increase-sales-with-video</text:p>
          </table:table-cell>
          <table:table-cell table:number-columns-repeated="1019"/>
        </table:table-row>
        <table:table-row table:style-name="ro8">
          <table:table-cell table:style-name="ce15" office:value-type="float" office:value="50">
            <text:p>50</text:p>
          </table:table-cell>
          <table:table-cell table:style-name="ce32" table:content-validation-name="val1" office:value-type="string">
            <text:p>Высокий</text:p>
          </table:table-cell>
          <table:table-cell table:style-name="ce39" office:value-type="string">
            <text:p>При нажатии клавиши "Get Loom for Free" открывается страница регистрации</text:p>
          </table:table-cell>
          <table:table-cell table:style-name="ce50" table:content-validation-name="val2" office:value-type="string">
            <text:p>Пройден</text:p>
          </table:table-cell>
          <table:table-cell table:style-name="ce71" office:value-type="string">
            <text:p>https://www.loom.com/signup</text:p>
          </table:table-cell>
          <table:table-cell table:number-columns-repeated="1019"/>
        </table:table-row>
        <table:table-row table:style-name="ro7">
          <table:table-cell table:style-name="ce13" office:value-type="float" office:value="51">
            <text:p>51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Тестирование ссылок во всех разделах Footer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7" office:value-type="string">
            <text:p>при нажатии на логотип loom, происходит переход на главную странцу. Проблема описанная в пункте 21, раздела "Главная страница", отсутствует.</text:p>
          </table:table-cell>
          <table:table-cell table:number-columns-repeated="1019"/>
        </table:table-row>
        <table:table-row table:style-name="ro12">
          <table:table-cell table:style-name="ce16" office:value-type="string" table:number-columns-spanned="5" table:number-rows-spanned="1">
            <text:p><text:span text:style-name="T6">Функциональное тестирование </text:span><text:span text:style-name="T6">страницы Pricing</text:span><text:span text:style-name="T7"> </text:span><text:span text:style-name="T9">https://www.loom.com/blog-post-</text:span><text:span text:style-name="T9">categories/use-case</text:span><text:span text:style-name="T6">Функциональное </text:span><text:span text:style-name="T6">тестирование страницы Pricing</text:span><text:span text:style-name="T7"> </text:span><text:span text:style-name="T9">https://www.loom.com/blog-post-</text:span><text:span text:style-name="T9">categories/use-case</text:span></text:p>
          </table:table-cell>
          <table:covered-table-cell table:number-columns-repeated="4" table:style-name="ce33"/>
          <table:table-cell table:number-columns-repeated="1019"/>
        </table:table-row>
        <table:table-row table:style-name="ro7">
          <table:table-cell table:style-name="ce17" office:value-type="float" office:value="52">
            <text:p>52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Тестирование навигационной панели</text:p>
          </table:table-cell>
          <table:table-cell table:style-name="ce51" table:content-validation-name="val2" office:value-type="string">
            <text:p>Пройден</text:p>
          </table:table-cell>
          <table:table-cell table:style-name="ce36" office:value-type="string">
            <text:p>При вертикальной прокрутке страницы браузера, навигационная панель остаётся закреплённой вверху страницы</text:p>
          </table:table-cell>
          <table:table-cell table:number-columns-repeated="1019"/>
        </table:table-row>
        <table:table-row table:style-name="ro7">
          <table:table-cell table:style-name="ce13" office:value-type="float" office:value="53">
            <text:p>53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на переключатель опалаты Billed Monthly/Billed Annually, значение цен изменяется.</text:p>
          </table:table-cell>
          <table:table-cell table:style-name="ce51" table:content-validation-name="val2" office:value-type="string">
            <text:p>Пройден</text:p>
          </table:table-cell>
          <table:table-cell table:style-name="ce58"/>
          <table:table-cell table:number-columns-repeated="1019"/>
        </table:table-row>
        <table:table-row table:style-name="ro10">
          <table:table-cell table:style-name="ce18" office:value-type="float" office:value="54">
            <text:p>54</text:p>
          </table:table-cell>
          <table:table-cell table:style-name="ce9" table:content-validation-name="val1" office:value-type="string">
            <text:p>Высокий</text:p>
          </table:table-cell>
          <table:table-cell table:style-name="ce40" office:value-type="string">
            <text:p>При нажатии на ссылку "Free 14-day trial", находящуся над меню с тарифными планами, происходит переход к разделу на сайте</text:p>
          </table:table-cell>
          <table:table-cell table:style-name="ce51" table:content-validation-name="val2" office:value-type="string">
            <text:p>Пройден</text:p>
          </table:table-cell>
          <table:table-cell table:style-name="ce72" office:value-type="string">
            <text:p><text:a xlink:href="https://www.loom.com/video-messaging-for-teams">https://www.loom.com/video-messaging-for-teams</text:a></text:p>
          </table:table-cell>
          <table:table-cell table:number-columns-repeated="1019"/>
        </table:table-row>
        <table:table-row table:style-name="ro7">
          <table:table-cell table:style-name="ce13" office:value-type="float" office:value="55">
            <text:p>55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нопку "Get Basic For Free" выполняется переход на страницу регистрации/авторизации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0" office:value-type="string">
            <text:p><text:a xlink:href="https://www.loom.com/signup">https://www.loom.com/signup</text:a></text:p>
          </table:table-cell>
          <table:table-cell table:number-columns-repeated="1019"/>
        </table:table-row>
        <table:table-row table:style-name="ro10">
          <table:table-cell table:style-name="ce18" office:value-type="float" office:value="56">
            <text:p>56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на ссылку "Free for education", происходит переход на страницу для верификации пользовователя в системе</text:p>
          </table:table-cell>
          <table:table-cell table:style-name="ce47" table:content-validation-name="val2"/>
          <table:table-cell table:style-name="ce73" office:value-type="string">
            <text:p><text:a xlink:href="https://support.loom.com/hc/en-us/articles/360006579637-Loom-Pro-Free-for-Students-and-Teachers">https://support.loom.com/hc/en-us/articles/360006579637-Loom-Pro-Free-for-Students-and-Teachers</text:a></text:p>
          </table:table-cell>
          <table:table-cell table:number-columns-repeated="1019"/>
        </table:table-row>
        <table:table-row table:style-name="ro10">
          <table:table-cell table:style-name="ce13" office:value-type="float" office:value="57">
            <text:p>57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нопку "Free 14-day trial", тарифного плана "Pro" выполняется переход на страницу регистрации/авторизации</text:p>
          </table:table-cell>
          <table:table-cell table:style-name="ce46" table:content-validation-name="val2" office:value-type="string">
            <text:p>Пройден</text:p>
          </table:table-cell>
          <table:table-cell table:style-name="ce74" office:value-type="string">
            <text:p><text:a xlink:href="https://www.loom.com/signup/?initiate_event=trial&amp;redirect_after=/pricing?initiate_event=trial">https://www.loom.com/signup/?initiate_event=trial&amp;redirect_after=/pricing?initiate_event=trial</text:a></text:p>
          </table:table-cell>
          <table:table-cell table:number-columns-repeated="1019"/>
        </table:table-row>
        <table:table-row table:style-name="ro10">
          <table:table-cell table:style-name="ce18" office:value-type="float" office:value="58">
            <text:p>58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нопку "Free 14-day trial", тарифного плана "Business" выполняется переход на страницу регистрации/авторизации</text:p>
          </table:table-cell>
          <table:table-cell table:style-name="ce46" table:content-validation-name="val2" office:value-type="string">
            <text:p>Пройден</text:p>
          </table:table-cell>
          <table:table-cell table:style-name="ce75" office:value-type="string">
            <text:p><text:a xlink:href="https://www.loom.com/login?redirect_after=%2Fwelcome%3Finitiate_event%3Dworkspaces">https://www.loom.com/login?redirect_after=%2Fwelcome%3Finitiate_event%3Dworkspaces</text:a></text:p>
          </table:table-cell>
          <table:table-cell table:number-columns-repeated="1019"/>
        </table:table-row>
        <table:table-row table:style-name="ro7">
          <table:table-cell table:style-name="ce13" office:value-type="float" office:value="59">
            <text:p>59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нопку "Contact Sales" для тарифного планаа "Enterprise" открывается окно чата <text:s/>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8"/>
          <table:table-cell table:number-columns-repeated="1019"/>
        </table:table-row>
        <table:table-row table:style-name="ro7">
          <table:table-cell table:style-name="ce18" office:value-type="float" office:value="60">
            <text:p>60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нопку "See feature Breakdown" выполняется переход к подробному описанию тарифов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8"/>
          <table:table-cell table:number-columns-repeated="1019"/>
        </table:table-row>
        <table:table-row table:style-name="ro8">
          <table:table-cell table:style-name="ce13" office:value-type="float" office:value="61">
            <text:p>61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Кнопки в меню тарифов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5" office:value-type="string">
            <text:p>проведение тестов происходсит согласно пунктов: 55, 57, 58, 59.</text:p>
          </table:table-cell>
          <table:table-cell table:number-columns-repeated="1019"/>
        </table:table-row>
        <table:table-row table:style-name="ro8">
          <table:table-cell table:style-name="ce18" office:value-type="float" office:value="62">
            <text:p>62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на вопрос в меню FAQ отображается ответ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5" office:value-type="string">
            <text:p>Ответ появлюяется в виде выпадающего текста.</text:p>
          </table:table-cell>
          <table:table-cell table:number-columns-repeated="1019"/>
        </table:table-row>
        <table:table-row table:style-name="ro7">
          <table:table-cell table:style-name="ce13" office:value-type="float" office:value="63">
            <text:p>63</text:p>
          </table:table-cell>
          <table:table-cell table:style-name="ce11" table:content-validation-name="val1" office:value-type="string">
            <text:p>Средний</text:p>
          </table:table-cell>
          <table:table-cell table:style-name="ce36" office:value-type="string">
            <text:p>Тестирование ссылок во всех разделах Footer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7" office:value-type="string">
            <text:p>при нажатии на логотип loom, происходит переход на главную странцу. Проблема описанная в пункте 21, раздела "Главная страница", отсутствует.</text:p>
          </table:table-cell>
          <table:table-cell table:number-columns-repeated="1019"/>
        </table:table-row>
        <table:table-row table:style-name="ro6">
          <table:table-cell table:style-name="ce14" office:value-type="string" table:number-columns-spanned="5" table:number-rows-spanned="1">
            <text:p><text:span text:style-name="T6">Функциональное тестирование </text:span><text:span text:style-name="T6">страницы Pricing</text:span><text:span text:style-name="T7"> </text:span><text:span text:style-name="T9">https://www.loom.com/pricing</text:span><text:span text:style-name="T10"> </text:span><text:span text:style-name="T6">при </text:span><text:span text:style-name="T6">авторизации на сайте</text:span>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19" office:value-type="float" office:value="64">
            <text:p>64</text:p>
          </table:table-cell>
          <table:table-cell table:style-name="ce11" table:content-validation-name="val1" office:value-type="string">
            <text:p>Высокий</text:p>
          </table:table-cell>
          <table:table-cell table:style-name="ce41" office:value-type="string">
            <text:p>Авторизация на сайт</text:p>
          </table:table-cell>
          <table:table-cell table:style-name="ce51" table:content-validation-name="val2" office:value-type="string">
            <text:p>Пройден</text:p>
          </table:table-cell>
          <table:table-cell table:style-name="ce76"/>
          <table:table-cell table:number-columns-repeated="1019"/>
        </table:table-row>
        <table:table-row table:style-name="ro7">
          <table:table-cell table:style-name="ce19" office:value-type="float" office:value="65">
            <text:p>65</text:p>
          </table:table-cell>
          <table:table-cell table:style-name="ce11" table:content-validation-name="val1" office:value-type="string">
            <text:p>Высокий</text:p>
          </table:table-cell>
          <table:table-cell table:style-name="ce42" office:value-type="string">
            <text:p>Тестирование навигационной панели</text:p>
          </table:table-cell>
          <table:table-cell table:style-name="ce51" table:content-validation-name="val2"/>
          <table:table-cell table:style-name="ce36" office:value-type="string">
            <text:p>При вертикальной прокрутке страницы браузера, навигационная панель остаётся закреплённой вверху страницы</text:p>
          </table:table-cell>
          <table:table-cell table:number-columns-repeated="1019"/>
        </table:table-row>
        <table:table-row table:style-name="ro7">
          <table:table-cell table:style-name="ce19" office:value-type="float" office:value="66">
            <text:p>66</text:p>
          </table:table-cell>
          <table:table-cell table:style-name="ce9" table:content-validation-name="val1" office:value-type="string">
            <text:p>Высокий</text:p>
          </table:table-cell>
          <table:table-cell table:style-name="ce40" office:value-type="string">
            <text:p>При регистрации, предоставляется бесплатный 14-ти дневный период использования сервиса</text:p>
          </table:table-cell>
          <table:table-cell table:style-name="ce51" table:content-validation-name="val2" office:value-type="string">
            <text:p>Пройден</text:p>
          </table:table-cell>
          <table:table-cell table:style-name="ce64"/>
          <table:table-cell table:number-columns-repeated="1019"/>
        </table:table-row>
        <table:table-row table:style-name="ro7">
          <table:table-cell table:style-name="ce19" office:value-type="float" office:value="67">
            <text:p>67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на переключатель опалаты Billed Monthly/Billed Annually, значение цен изменяется.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/>
          <table:table-cell table:number-columns-repeated="1019"/>
        </table:table-row>
        <table:table-row table:style-name="ro8">
          <table:table-cell table:style-name="ce19" office:value-type="float" office:value="68">
            <text:p>68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Кнопка "Get basic for free" становиться <text:s/>не активна.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/>
          <table:table-cell table:number-columns-repeated="1019"/>
        </table:table-row>
        <table:table-row table:style-name="ro10">
          <table:table-cell table:style-name="ce19" office:value-type="float" office:value="69">
            <text:p>69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на ссылку "Free for education", происходит переход на страницу для верификации пользовователя в системе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9" office:value-type="string">
            <text:p><text:a xlink:href="https://support.loom.com/hc/en-us/articles/360006579637-Loom-Pro-Free-for-Students-and-Teachers">https://support.loom.com/hc/en-us/articles/360006579637-Loom-Pro-Free-for-Students-and-Teachers</text:a></text:p>
          </table:table-cell>
          <table:table-cell table:number-columns-repeated="1019"/>
        </table:table-row>
        <table:table-row table:style-name="ro7">
          <table:table-cell table:style-name="ce19" office:value-type="float" office:value="70">
            <text:p>70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нопку "Contact Sales" для тарифного планаа "Business" открывается окно чата <text:s/>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8"/>
          <table:table-cell table:number-columns-repeated="1019"/>
        </table:table-row>
        <table:table-row table:style-name="ro7">
          <table:table-cell table:style-name="ce19" office:value-type="float" office:value="71">
            <text:p>71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При нажатии кнопку "Contact Sales" для тарифного планаа "Enterprise" открывается окно чата <text:s/></text:p>
          </table:table-cell>
          <table:table-cell table:style-name="ce46" table:content-validation-name="val2" office:value-type="string">
            <text:p>Пройден</text:p>
          </table:table-cell>
          <table:table-cell table:style-name="ce58"/>
          <table:table-cell table:number-columns-repeated="1019"/>
        </table:table-row>
        <table:table-row table:style-name="ro7">
          <table:table-cell table:style-name="ce19" office:value-type="float" office:value="72">
            <text:p>72</text:p>
          </table:table-cell>
          <table:table-cell table:style-name="ce32" table:content-validation-name="val1" office:value-type="string">
            <text:p>Высокий</text:p>
          </table:table-cell>
          <table:table-cell table:style-name="ce43" office:value-type="string">
            <text:p>При нажатии клавиши "See feature Breakdown" выполняется <text:s/>переход к подробному описанию тарифов</text:p>
          </table:table-cell>
          <table:table-cell table:style-name="ce50" table:content-validation-name="val2" office:value-type="string">
            <text:p>Пройден</text:p>
          </table:table-cell>
          <table:table-cell table:style-name="ce77"/>
          <table:table-cell table:number-columns-repeated="1019"/>
        </table:table-row>
        <table:table-row table:style-name="ro8">
          <table:table-cell table:style-name="ce19" office:value-type="float" office:value="73">
            <text:p>73</text:p>
          </table:table-cell>
          <table:table-cell table:style-name="ce11" table:content-validation-name="val1" office:value-type="string">
            <text:p>Высокий</text:p>
          </table:table-cell>
          <table:table-cell table:style-name="ce36" office:value-type="string">
            <text:p>Кнопки в меню тарифов</text:p>
          </table:table-cell>
          <table:table-cell table:style-name="ce46" table:content-validation-name="val2" office:value-type="string">
            <text:p>Пройден</text:p>
          </table:table-cell>
          <table:table-cell table:style-name="ce65" office:value-type="string">
            <text:p>проведение тестов происходит согласно пунктов: 57, 58, 59.</text:p>
          </table:table-cell>
          <table:table-cell table:number-columns-repeated="1019"/>
        </table:table-row>
        <table:table-row table:style-name="ro8">
          <table:table-cell table:style-name="ce19" office:value-type="float" office:value="74">
            <text:p>74</text:p>
          </table:table-cell>
          <table:table-cell table:style-name="ce32" table:content-validation-name="val1" office:value-type="string">
            <text:p>Высокий</text:p>
          </table:table-cell>
          <table:table-cell table:style-name="ce36" office:value-type="string">
            <text:p>При нажатии на предложение в меню FAQ отображается ответ</text:p>
          </table:table-cell>
          <table:table-cell table:style-name="ce50" table:content-validation-name="val2" office:value-type="string">
            <text:p>Пройден</text:p>
          </table:table-cell>
          <table:table-cell table:style-name="ce65" office:value-type="string">
            <text:p>Ответ появлюяется в виде выпадающего текста.</text:p>
          </table:table-cell>
          <table:table-cell table:number-columns-repeated="1019"/>
        </table:table-row>
        <table:table-row table:style-name="ro7">
          <table:table-cell table:style-name="ce20" office:value-type="float" office:value="75">
            <text:p>75</text:p>
          </table:table-cell>
          <table:table-cell table:style-name="ce32" table:content-validation-name="val1" office:value-type="string">
            <text:p>Средний</text:p>
          </table:table-cell>
          <table:table-cell table:style-name="ce44" office:value-type="string">
            <text:p>Тестирование ссылок во всех разделах Footer</text:p>
          </table:table-cell>
          <table:table-cell table:style-name="ce50" table:content-validation-name="val2" office:value-type="string">
            <text:p>Пройден</text:p>
          </table:table-cell>
          <table:table-cell table:style-name="ce78" office:value-type="string">
            <text:p>при нажатии на логотип loom, происходит переход на главную странцу. Проблема описанная в пункте 21, раздела "Главная страница", отсутствует.</text:p>
          </table:table-cell>
          <table:table-cell table:number-columns-repeated="1019"/>
        </table:table-row>
        <table:table-row table:style-name="ro13">
          <table:table-cell table:style-name="ce21" office:value-type="string" table:number-columns-spanned="5" table:number-rows-spanned="1">
            <text:p><text:span text:style-name="T11">Постусловие: </text:span><text:span text:style-name="T10">Выполен выход из </text:span><text:span text:style-name="T10">учётной записи на сайте </text:span><text:span text:style-name="T8">https://www.loom.com/</text:span></text:p>
          </table:table-cell>
          <table:covered-table-cell table:number-columns-repeated="4" table:style-name="ce34"/>
          <table:table-cell table:number-columns-repeated="1019"/>
        </table:table-row>
        <table:table-row table:style-name="ro5" table:number-rows-repeated="933">
          <table:table-cell/>
          <table:table-cell table:style-name="ce22"/>
          <table:table-cell table:style-name="ce45"/>
          <table:table-cell table:style-name="ce22"/>
          <table:table-cell table:style-name="ce79"/>
          <table:table-cell table:number-columns-repeated="1019"/>
        </table:table-row>
        <table:table-row table:style-name="ro12" table:number-rows-repeated="104754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Тест-кейсы (Loom)" table:style-name="ta2" table:print="false">
        <office:forms form:automatic-focus="false" form:apply-design-mode="false"/>
        <table:table-column table:style-name="co6" table:number-columns-repeated="2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6" table:number-columns-repeated="1018" table:default-cell-style-name="Excel_20_Built-in_20_Normal"/>
        <table:table-row table:style-name="ro12">
          <table:table-cell table:number-columns-repeated="1024"/>
        </table:table-row>
        <table:table-row table:style-name="ro6">
          <table:table-cell table:style-name="ce88" office:value-type="string" table:number-columns-spanned="5" table:number-rows-spanned="1">
            <text:p><text:span text:style-name="T11">Тест-кейс №1 Регистрация с </text:span><text:span text:style-name="T11">помощью Google-аккаунта на сайте </text:span><text:span text:style-name="T12">https://www.loom.com</text:span></text:p>
          </table:table-cell>
          <table:covered-table-cell table:number-columns-repeated="4" table:style-name="ce106"/>
          <table:table-cell table:number-columns-repeated="1019"/>
        </table:table-row>
        <table:table-row table:style-name="ro13">
          <table:table-cell table:style-name="ce89" office:value-type="string" table:number-columns-spanned="5" table:number-rows-spanned="1">
            <text:p>Окружение. Браузер. Microsoft Edge. <text:span text:style-name="T13">Версия</text:span><text:span text:style-name="T11"> </text:span><text:span text:style-name="T13">85.0.564.68 (Официальная </text:span><text:span text:style-name="T13">сборка) (64-разрядная версия)</text:span></text:p>
          </table:table-cell>
          <table:covered-table-cell table:number-columns-repeated="3" table:style-name="ce107"/>
          <table:covered-table-cell table:style-name="ce119"/>
          <table:table-cell table:number-columns-repeated="1019"/>
        </table:table-row>
        <table:table-row table:style-name="ro6">
          <table:table-cell table:style-name="ce90" office:value-type="string" table:number-columns-spanned="5" table:number-rows-spanned="1">
            <text:p><text:span text:style-name="T11">Предусловие: </text:span><text:span text:style-name="T10">Страница сайта </text:span><text:span text:style-name="T8">https://www.loom.com</text:span><text:span text:style-name="T10"> открыта в </text:span><text:span text:style-name="T10">браузере</text:span></text:p>
          </table:table-cell>
          <table:covered-table-cell table:number-columns-repeated="4"/>
          <table:table-cell table:number-columns-repeated="1019"/>
        </table:table-row>
        <table:table-row table:style-name="ro6">
          <table:table-cell table:style-name="ce91" office:value-type="string" table:number-columns-spanned="5" table:number-rows-spanned="1">
            <text:p><text:span text:style-name="T14">Тестовые данные:</text:span><text:span text:style-name="T7"> Google-аккаунт </text:span><text:span text:style-name="T7">Логин:sers7777@gmail.com </text:span><text:span text:style-name="T7">Пароль:xxxxxxxx</text:span></text:p>
          </table:table-cell>
          <table:covered-table-cell table:number-columns-repeated="3" table:style-name="ce108"/>
          <table:covered-table-cell table:style-name="ce120"/>
          <table:table-cell table:number-columns-repeated="1019"/>
        </table:table-row>
        <table:table-row table:style-name="ro14">
          <table:table-cell table:style-name="ce92" office:value-type="string" table:number-columns-spanned="5" table:number-rows-spanned="1">
            <text:p><text:span text:style-name="T14">Шаги:</text:span></text:p>
            <text:p><text:span text:style-name="T7"/></text:p>
            <text:p><text:span text:style-name="T7">1. Нажать на кнопку "Get Loom For </text:span><text:span text:style-name="T7">Free" в правом верхнем углу экрана.</text:span></text:p>
            <text:p><text:span text:style-name="T7">2. Нажать на клавишу "Sign up with </text:span><text:span text:style-name="T7">Google".</text:span></text:p>
            <text:p><text:span text:style-name="T7">3. В появившемся окне ввести email: </text:span><text:span text:style-name="T7">sers7777@gmail.com .</text:span></text:p>
            <text:p><text:span text:style-name="T7">4. Нажать кнопку "Далее".</text:span></text:p>
            <text:p><text:span text:style-name="T7">5. Ввести пароль: xxxxxxxx </text:span></text:p>
            <text:p><text:span text:style-name="T7">6. Нажать кнопку "Далее".</text:span></text:p>
            <text:p><text:span text:style-name="T7">7. Принять соглашение о </text:span><text:span text:style-name="T7">конфиденциальности кликнув по </text:span><text:span text:style-name="T7">клавише "I Agree".</text:span></text:p>
            <text:p><text:span text:style-name="T7">8. В вопросе What will you use Loom </text:span><text:span text:style-name="T7">for? выбрать пункт "As a Student".</text:span></text:p>
            <text:p><text:span text:style-name="T7">9. Пропустить пункт установки </text:span><text:span text:style-name="T7">приложений, нажав на логотип Loop в </text:span><text:span text:style-name="T7">верхнем левом углу экрана. </text:span></text:p>
            <text:p><text:span text:style-name="T7">10. Нажать на иконку с логотипом </text:span><text:span text:style-name="T7">Google-аккаунт <text:s/>в виде буквы <text:s/>"С". <text:s text:c="8"/></text:span><text:span text:style-name="T7"><text:s text:c="67"/></text:span><text:span text:style-name="T7"><text:s text:c="67"/></text:span><text:span text:style-name="T7"><text:s text:c="67"/></text:span><text:span text:style-name="T7"><text:s text:c="11"/>11.В выпадающем меню </text:span><text:span text:style-name="T7">выбрать пунк "Account settings"</text:span></text:p>
            <text:p><text:span text:style-name="T7">12. Посмотреть информацию о </text:span><text:span text:style-name="T7">пользователе.</text:span></text:p>
          </table:table-cell>
          <table:covered-table-cell table:number-columns-repeated="3" table:style-name="ce109"/>
          <table:covered-table-cell table:style-name="ce121"/>
          <table:table-cell table:number-columns-repeated="1019"/>
        </table:table-row>
        <table:table-row table:style-name="ro5">
          <table:table-cell table:style-name="ce93" office:value-type="string" table:number-columns-spanned="5" table:number-rows-spanned="1">
            <text:p>Ожидаемый результат: Создан новый аккаунт в Loom</text:p>
          </table:table-cell>
          <table:covered-table-cell table:number-columns-repeated="3" table:style-name="ce109"/>
          <table:covered-table-cell table:style-name="ce122"/>
          <table:table-cell table:number-columns-repeated="1019"/>
        </table:table-row>
        <table:table-row table:style-name="ro5">
          <table:table-cell table:style-name="ce94" office:value-type="string" table:number-columns-spanned="5" table:number-rows-spanned="1">
            <text:p>*Информация пользователя автоматически подгружается из базы данных Google-аккаунта</text:p>
          </table:table-cell>
          <table:covered-table-cell table:number-columns-repeated="3" table:style-name="ce110"/>
          <table:covered-table-cell table:style-name="ce123"/>
          <table:table-cell table:number-columns-repeated="1019"/>
        </table:table-row>
        <table:table-row table:style-name="ro6">
          <table:table-cell table:style-name="ce95" office:value-type="string" table:number-columns-spanned="5" table:number-rows-spanned="1">
            <text:p><text:span text:style-name="T6">Постусловие:</text:span><text:span text:style-name="T7"> Выполен выход из </text:span><text:span text:style-name="T7">учётной записи на сайте </text:span><text:span text:style-name="T8">https://www.loom.com</text:span></text:p>
          </table:table-cell>
          <table:covered-table-cell table:number-columns-repeated="4"/>
          <table:table-cell table:number-columns-repeated="1019"/>
        </table:table-row>
        <table:table-row table:style-name="ro5" table:number-rows-repeated="2">
          <table:table-cell table:style-name="ce82" table:number-columns-repeated="5"/>
          <table:table-cell table:number-columns-repeated="1019"/>
        </table:table-row>
        <table:table-row table:style-name="ro6">
          <table:table-cell table:style-name="ce96" office:value-type="string" table:number-columns-spanned="5" table:number-rows-spanned="1">
            <text:p><text:span text:style-name="T11">Тест-кейс №2 Проверка </text:span><text:span text:style-name="T11">возможности загрузки видео на </text:span><text:span text:style-name="T11">сайте</text:span><text:span text:style-name="T10"> </text:span><text:span text:style-name="T8">https://www.loom.com</text:span></text:p>
          </table:table-cell>
          <table:covered-table-cell table:number-columns-repeated="3" table:style-name="ce111"/>
          <table:covered-table-cell table:style-name="ce124"/>
          <table:table-cell table:number-columns-repeated="1019"/>
        </table:table-row>
        <table:table-row table:style-name="ro13">
          <table:table-cell table:style-name="ce89" office:value-type="string" table:number-columns-spanned="5" table:number-rows-spanned="1">
            <text:p>Окружение. Браузер. Microsoft Edge. <text:span text:style-name="T13">Версия</text:span><text:span text:style-name="T11"> </text:span><text:span text:style-name="T13">85.0.564.68 (Официальная </text:span><text:span text:style-name="T13">сборка) (64-разрядная версия)</text:span></text:p>
          </table:table-cell>
          <table:covered-table-cell table:number-columns-repeated="3" table:style-name="ce107"/>
          <table:covered-table-cell table:style-name="ce119"/>
          <table:table-cell table:number-columns-repeated="1019"/>
        </table:table-row>
        <table:table-row table:style-name="ro12">
          <table:table-cell table:style-name="ce90" office:value-type="string" table:number-columns-spanned="5" table:number-rows-spanned="1">
            <text:p><text:span text:style-name="T11">Предусловие: </text:span><text:span text:style-name="T10">Страница сайта </text:span><text:span text:style-name="T8">https://www.loom.com</text:span><text:span text:style-name="T10"> открыта в </text:span><text:span text:style-name="T10">браузере</text:span></text:p>
          </table:table-cell>
          <table:covered-table-cell table:number-columns-repeated="4"/>
          <table:table-cell table:number-columns-repeated="1019"/>
        </table:table-row>
        <table:table-row table:style-name="ro12">
          <table:table-cell table:style-name="ce91" office:value-type="string" table:number-columns-spanned="5" table:number-rows-spanned="1">
            <text:p><text:span text:style-name="T14">Тестовые данные:</text:span><text:span text:style-name="T7"> Google-аккаунт </text:span><text:span text:style-name="T7">Логин:sers7777@gmail.com </text:span><text:span text:style-name="T7">Пароль:xxxxxxxx</text:span></text:p>
          </table:table-cell>
          <table:covered-table-cell table:number-columns-repeated="3" table:style-name="ce108"/>
          <table:covered-table-cell table:style-name="ce120"/>
          <table:table-cell table:number-columns-repeated="1019"/>
        </table:table-row>
        <table:table-row table:style-name="ro15">
          <table:table-cell table:style-name="ce97" office:value-type="string" table:number-columns-spanned="5" table:number-rows-spanned="1">
            <text:p><text:span text:style-name="T14">Шаги:</text:span></text:p>
            <text:p><text:span text:style-name="T7"/></text:p>
            <text:p><text:span text:style-name="T7">1. Нажать на клавишу "Sign In" в </text:span><text:span text:style-name="T7">навигационной панели. </text:span></text:p>
            <text:p><text:span text:style-name="T7">2. Нажать на клавишу "Sign in with </text:span><text:span text:style-name="T7">Google".</text:span></text:p>
            <text:p><text:span text:style-name="T7">3. В всплывающем окне ввести email: </text:span><text:span text:style-name="T7">sers7777@gmail.com .</text:span></text:p>
            <text:p><text:span text:style-name="T7">4. Нажать кнопку "Далее".</text:span></text:p>
            <text:p><text:span text:style-name="T7">5. Ввести пароль: xxxxxxxx. </text:span></text:p>
            <text:p><text:span text:style-name="T7">6. Нажать кнопку "Далее".</text:span></text:p>
            <text:p><text:span text:style-name="T7">7. После входа в личный кабинет, </text:span><text:span text:style-name="T7">нажать на кнопку "New Video", </text:span><text:span text:style-name="T7">расположенной справа, ниже </text:span><text:span text:style-name="T7">навигационной панели сайта.</text:span></text:p>
          </table:table-cell>
          <table:covered-table-cell table:number-columns-repeated="3" table:style-name="ce112"/>
          <table:covered-table-cell table:style-name="ce125"/>
          <table:table-cell table:number-columns-repeated="1019"/>
        </table:table-row>
        <table:table-row table:style-name="ro16">
          <table:table-cell table:style-name="ce98" office:value-type="string" table:number-columns-spanned="5" table:number-rows-spanned="1">
            <text:p><text:span text:style-name="T14">Ожидаемый результат:</text:span><text:span text:style-name="T7"> Видео </text:span><text:span text:style-name="T7">невозможно загрузить через web-</text:span><text:span text:style-name="T7">версию приложения,так как для этого </text:span><text:span text:style-name="T7">необходимо скачать desktop-версию </text:span><text:span text:style-name="T7">приложения или установить </text:span><text:span text:style-name="T7">расширение для браузера.</text:span></text:p>
            <text:p><text:span text:style-name="T7">*Появилось сообщение: </text:span><text:span text:style-name="T15">"Whoops! It </text:span><text:span text:style-name="T15">looks like you need to install the Chrome </text:span><text:span text:style-name="T15">Extension to continue.</text:span></text:p>
            <text:p><text:span text:style-name="T15">Also check out how to record with the </text:span><text:span text:style-name="T15">Desktop App and Chrome Extension for </text:span><text:span text:style-name="T15">more details".</text:span></text:p>
          </table:table-cell>
          <table:covered-table-cell table:number-columns-repeated="3" table:style-name="ce112"/>
          <table:covered-table-cell table:style-name="ce125"/>
          <table:table-cell table:number-columns-repeated="1019"/>
        </table:table-row>
        <table:table-row table:style-name="ro6">
          <table:table-cell table:style-name="ce99" office:value-type="string" table:number-columns-spanned="5" table:number-rows-spanned="1">
            <text:p><text:span text:style-name="T14">Постусловие:</text:span><text:span text:style-name="T7"> Выполен выход из </text:span><text:span text:style-name="T7">учётной записи на сайте </text:span><text:span text:style-name="T7">https://www.loom.com</text:span></text:p>
          </table:table-cell>
          <table:covered-table-cell table:number-columns-repeated="3" table:style-name="ce113"/>
          <table:covered-table-cell table:style-name="ce121"/>
          <table:table-cell table:number-columns-repeated="1019"/>
        </table:table-row>
        <table:table-row table:style-name="ro5" table:number-rows-repeated="2">
          <table:table-cell table:style-name="ce82" table:number-columns-repeated="5"/>
          <table:table-cell table:number-columns-repeated="1019"/>
        </table:table-row>
        <table:table-row table:style-name="ro6">
          <table:table-cell table:style-name="ce100" office:value-type="string" table:number-columns-spanned="5" table:number-rows-spanned="1">
            <text:p><text:span text:style-name="T6">Тест-кейс №3 Восстановление </text:span><text:span text:style-name="T6">пароля на сайте</text:span><text:span text:style-name="T7"> </text:span><text:span text:style-name="T8">https://www.loom.com</text:span><text:span text:style-name="T10"> </text:span><text:span text:style-name="T10">с помощью email</text:span></text:p>
          </table:table-cell>
          <table:covered-table-cell table:number-columns-repeated="4" table:style-name="ce114"/>
          <table:table-cell table:number-columns-repeated="1019"/>
        </table:table-row>
        <table:table-row table:style-name="ro13">
          <table:table-cell table:style-name="ce101" office:value-type="string" table:number-columns-spanned="5" table:number-rows-spanned="1">
            <text:p>Окружение. Браузер. Microsoft Edge. <text:span text:style-name="T13">Версия</text:span><text:span text:style-name="T11"> </text:span><text:span text:style-name="T13">85.0.564.68 (Официальная </text:span><text:span text:style-name="T13">сборка) (64-разрядная версия)</text:span></text:p>
          </table:table-cell>
          <table:covered-table-cell table:number-columns-repeated="3" table:style-name="ce115"/>
          <table:covered-table-cell table:style-name="ce126"/>
          <table:table-cell table:number-columns-repeated="1019"/>
        </table:table-row>
        <table:table-row table:style-name="ro12">
          <table:table-cell table:style-name="ce102" office:value-type="string" table:number-columns-spanned="5" table:number-rows-spanned="1">
            <text:p><text:span text:style-name="T11">Предусловие: </text:span><text:span text:style-name="T10">Страница сайта </text:span><text:span text:style-name="T8">https://www.loom.com</text:span><text:span text:style-name="T10"> открыта в </text:span><text:span text:style-name="T10">браузере</text:span></text:p>
          </table:table-cell>
          <table:covered-table-cell table:number-columns-repeated="4" table:style-name="ce116"/>
          <table:table-cell table:number-columns-repeated="1019"/>
        </table:table-row>
        <table:table-row table:style-name="ro12">
          <table:table-cell table:style-name="ce103" office:value-type="string" table:number-columns-spanned="5" table:number-rows-spanned="1">
            <text:p><text:span text:style-name="T14">Тестовые данные:</text:span><text:span text:style-name="T7"> Google-аккаунт </text:span><text:span text:style-name="T7">Логин:sers7777@gmail.com </text:span><text:span text:style-name="T7">Пароль:xxxxxxxx</text:span></text:p>
          </table:table-cell>
          <table:covered-table-cell table:number-columns-repeated="3" table:style-name="ce110"/>
          <table:covered-table-cell table:style-name="ce123"/>
          <table:table-cell table:number-columns-repeated="1019"/>
        </table:table-row>
        <table:table-row table:style-name="ro17">
          <table:table-cell table:style-name="ce104" office:value-type="string" table:number-columns-spanned="5" table:number-rows-spanned="1">
            <text:p><text:span text:style-name="T14">Шаги:</text:span></text:p>
            <text:p><text:span text:style-name="T7"/></text:p>
            <text:p><text:span text:style-name="T7">1. Нажать на клавишу "Sign In" в </text:span><text:span text:style-name="T7">навигационной панели. </text:span></text:p>
            <text:p><text:span text:style-name="T7">2. Нажать на клавишу "Forgot </text:span><text:span text:style-name="T7">Pasword?".</text:span></text:p>
            <text:p><text:span text:style-name="T7">3. Ввести email: sers7777@gmail.com.</text:span></text:p>
            <text:p><text:span text:style-name="T7">4. Нажать на клавишу "Reset Your </text:span><text:span text:style-name="T7">Password".</text:span></text:p>
            <text:p><text:span text:style-name="T7">5. Открыть вкладку с почтой или </text:span><text:span text:style-name="T7">почтовый клиент, на который была </text:span><text:span text:style-name="T7">выслана инструкция для </text:span><text:span text:style-name="T7">восстановления пароля.</text:span></text:p>
            <text:p><text:span text:style-name="T7">6. Открыть письмо "Reset your </text:span><text:span text:style-name="T7">Pasword" от Loom.</text:span></text:p>
            <text:p><text:span text:style-name="T7">7. Нажать на красную кнопку "Click to </text:span><text:span text:style-name="T7">reset password". <text:s text:c="39"/></text:span><text:span text:style-name="T7"><text:s text:c="67"/></text:span><text:span text:style-name="T7"><text:s text:c="26"/>8.Перейти на страницу </text:span><text:span text:style-name="T7">восстановления пароля "Confirm your </text:span><text:span text:style-name="T7">password".</text:span></text:p>
            <text:p><text:span text:style-name="T7">9. В верхней строке ввести новый </text:span><text:span text:style-name="T7">пароль. <text:s text:c="53"/></text:span><text:span text:style-name="T7"><text:s text:c="67"/></text:span><text:span text:style-name="T7"><text:s text:c="31"/>10. Подтвердить </text:span><text:span text:style-name="T7">новый пароль (ввести ещё раз в </text:span><text:span text:style-name="T7">нижней строке). <text:s text:c="39"/></text:span><text:span text:style-name="T7"><text:s text:c="67"/></text:span><text:span text:style-name="T7"><text:s text:c="9"/>11. Нажать кнопку "Change </text:span><text:span text:style-name="T7">Password".</text:span></text:p>
            <text:p><text:span text:style-name="T7">12. Дождаться появления сообщения </text:span><text:span text:style-name="T7">(зеленого цвета), "You successfully </text:span><text:span text:style-name="T7">reset your password" сверху и </text:span><text:span text:style-name="T7">перенаправление на страницу входа.</text:span></text:p>
            <text:p><text:span text:style-name="T7">13. Ввести email: sers7777@gmail.com </text:span><text:span text:style-name="T7">и новый пароль.</text:span></text:p>
          </table:table-cell>
          <table:covered-table-cell table:number-columns-repeated="3" table:style-name="ce117"/>
          <table:covered-table-cell table:style-name="ce127"/>
          <table:table-cell table:number-columns-repeated="1019"/>
        </table:table-row>
        <table:table-row table:style-name="ro18">
          <table:table-cell table:style-name="ce92" office:value-type="string" table:number-columns-spanned="5" table:number-rows-spanned="1">
            <text:p><text:span text:style-name="T14">Ожидаемый результат: Установлен </text:span><text:span text:style-name="T14">новый пароль для усчётной запись, </text:span><text:span text:style-name="T14">в</text:span><text:span text:style-name="T7">ыполнен вход в аккаунт Loom, </text:span><text:span text:style-name="T7">привязанный к почте </text:span><text:span text:style-name="T7">sers7777@gmail.com </text:span></text:p>
          </table:table-cell>
          <table:covered-table-cell table:number-columns-repeated="3" table:style-name="ce118"/>
          <table:covered-table-cell table:style-name="ce128"/>
          <table:table-cell table:style-name="ce129" table:number-columns-repeated="1019"/>
        </table:table-row>
        <table:table-row table:style-name="ro19">
          <table:table-cell table:style-name="ce105" office:value-type="string" table:number-columns-spanned="5" table:number-rows-spanned="1">
            <text:p>*установлен новый пароль к аккаунту</text:p>
          </table:table-cell>
          <table:covered-table-cell table:number-columns-repeated="3" table:style-name="ce110"/>
          <table:covered-table-cell table:style-name="ce123"/>
          <table:table-cell table:number-columns-repeated="1019"/>
        </table:table-row>
        <table:table-row table:style-name="ro6">
          <table:table-cell table:style-name="ce103" office:value-type="string" table:number-columns-spanned="5" table:number-rows-spanned="1">
            <text:p><text:span text:style-name="T14">Постусловие:</text:span><text:span text:style-name="T7"> Выполен выход из </text:span><text:span text:style-name="T7">учётной записи на сайте </text:span><text:span text:style-name="T7">https://www.loom.com</text:span></text:p>
          </table:table-cell>
          <table:covered-table-cell table:number-columns-repeated="3" table:style-name="ce110"/>
          <table:covered-table-cell table:style-name="ce121"/>
          <table:table-cell table:number-columns-repeated="1019"/>
        </table:table-row>
        <table:table-row table:style-name="ro5" table:number-rows-repeated="6">
          <table:table-cell table:style-name="ce82" table:number-columns-repeated="5"/>
          <table:table-cell table:number-columns-repeated="1019"/>
        </table:table-row>
        <table:table-row table:style-name="ro12" table:number-rows-repeated="104854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Чек-лист (Noveo)" table:style-name="ta3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number-columns-repeated="1019" table:default-cell-style-name="Excel_20_Built-in_20_Normal"/>
        <table:table-row table:style-name="ro1">
          <table:table-cell table:style-name="ce1" office:value-type="string" table:number-columns-spanned="5" table:number-rows-spanned="1">
            <text:p>Практикум</text:p>
          </table:table-cell>
          <table:covered-table-cell table:number-columns-repeated="3" table:style-name="ce23"/>
          <table:covered-table-cell table:style-name="ce52"/>
          <table:table-cell table:number-columns-repeated="1019"/>
        </table:table-row>
        <table:table-row table:style-name="ro20">
          <table:table-cell table:style-name="ce2" office:value-type="string" table:number-columns-spanned="5" table:number-rows-spanned="1">
            <text:p>Браузер. Microsoft Edge. <text:span text:style-name="T1">Версия</text:span><text:span text:style-name="T2"> </text:span><text:span text:style-name="T1">85.0.564.68 </text:span><text:span text:style-name="T1">(Официальная сборка) (64-</text:span><text:span text:style-name="T1">разрядная версия)</text:span></text:p>
          </table:table-cell>
          <table:covered-table-cell table:number-columns-repeated="3" table:style-name="ce24"/>
          <table:covered-table-cell table:style-name="ce53"/>
          <table:table-cell table:number-columns-repeated="1019"/>
        </table:table-row>
        <table:table-row table:style-name="ro20">
          <table:table-cell table:style-name="ce3" office:value-type="string" table:number-columns-spanned="5" table:number-rows-spanned="1">
            <text:p><text:span text:style-name="T2">Цель:</text:span><text:span text:style-name="T3"> Протестировать </text:span><text:span text:style-name="T3">функционал трех разделов </text:span><text:span text:style-name="T3">сайта https://blog.noveogroup.ru/ </text:span><text:span text:style-name="T3">(главной страницы сайта, </text:span><text:span text:style-name="T3">страницы О комании и страницы </text:span><text:span text:style-name="T3">Вакансии) </text:span></text:p>
          </table:table-cell>
          <table:covered-table-cell table:number-columns-repeated="4" table:style-name="ce25"/>
          <table:table-cell table:number-columns-repeated="1019"/>
        </table:table-row>
        <table:table-row table:style-name="ro20">
          <table:table-cell table:style-name="ce4" office:value-type="string" table:number-columns-spanned="5" table:number-rows-spanned="1">
            <text:p><text:span text:style-name="T2">Предусловие:</text:span><text:span text:style-name="T3"> Страница сайта </text:span><text:span text:style-name="T4"><text:s/></text:span><text:span text:style-name="T4">https://blog.noveogroup.ru/</text:span><text:span text:style-name="T3"> </text:span><text:span text:style-name="T3">открыта в браузере</text:span></text:p>
          </table:table-cell>
          <table:covered-table-cell table:number-columns-repeated="3" table:style-name="ce26"/>
          <table:covered-table-cell table:style-name="ce54"/>
          <table:table-cell table:number-columns-repeated="1019"/>
        </table:table-row>
        <table:table-row table:style-name="ro1">
          <table:table-cell table:style-name="ce5" office:value-type="string" table:number-columns-spanned="5" table:number-rows-spanned="1">
            <text:p>Тестовые данные:</text:p>
          </table:table-cell>
          <table:covered-table-cell table:number-columns-repeated="3" table:style-name="ce27"/>
          <table:covered-table-cell table:style-name="ce55"/>
          <table:table-cell table:number-columns-repeated="1019"/>
        </table:table-row>
        <table:table-row table:style-name="ro2">
          <table:table-cell table:style-name="ce6" office:value-type="string" table:number-columns-spanned="5" table:number-rows-spanned="1">
            <text:p><text:span text:style-name="T5">Автор:</text:span><text:span text:style-name="T3"> Харченко Сергей</text:span></text:p>
          </table:table-cell>
          <table:covered-table-cell table:number-columns-repeated="3" table:style-name="ce28"/>
          <table:covered-table-cell table:style-name="ce6"/>
          <table:table-cell table:number-columns-repeated="1019"/>
        </table:table-row>
        <table:table-row table:style-name="ro5">
          <table:table-cell table:style-name="ce7" table:number-columns-spanned="5" table:number-rows-spanned="1"/>
          <table:covered-table-cell table:number-columns-repeated="4" table:style-name="ce7"/>
          <table:table-cell table:number-columns-repeated="1019"/>
        </table:table-row>
        <table:table-row table:style-name="ro6">
          <table:table-cell table:style-name="ce8" office:value-type="string" table:number-columns-spanned="5" table:number-rows-spanned="1">
            <text:p><text:span text:style-name="T6">Функциональное тестирование </text:span><text:span text:style-name="T6">главной страницы сайта</text:span><text:span text:style-name="T7">: </text:span><text:span text:style-name="T8"><text:s/></text:span><text:span text:style-name="T8">https://blog.noveogroup.ru/</text:span><text:span text:style-name="T6">Функционал</text:span><text:span text:style-name="T6">ьное тестирование главной </text:span><text:span text:style-name="T6">страницы сайта</text:span><text:span text:style-name="T7">: </text:span><text:span text:style-name="T8"><text:s/></text:span><text:span text:style-name="T8">https://blog.noveogroup.ru/</text:span><text:span text:style-name="T6">Функционал</text:span><text:span text:style-name="T6">ьное тестирование главной </text:span><text:span text:style-name="T6">страницы сайта</text:span><text:span text:style-name="T7">: </text:span><text:span text:style-name="T8"><text:s/></text:span><text:span text:style-name="T8">https://blog.noveogroup.ru/</text:span><text:span text:style-name="T6">Функционал</text:span><text:span text:style-name="T6">ьное тестирование главной </text:span><text:span text:style-name="T6">страницы сайта</text:span><text:span text:style-name="T7">: </text:span><text:span text:style-name="T8"><text:s/></text:span><text:span text:style-name="T8">https://blog.noveogroup.ru/</text:span><text:span text:style-name="T6">Функционал</text:span><text:span text:style-name="T6">ьное тестирование главной </text:span><text:span text:style-name="T6">страницы сайта</text:span><text:span text:style-name="T7">: </text:span><text:span text:style-name="T8"><text:s/></text:span><text:span text:style-name="T8">https://blog.noveogroup.ru/</text:span><text:span text:style-name="T6">Функционал</text:span><text:span text:style-name="T6">ьное тестирование главной </text:span><text:span text:style-name="T6">страницы сайта</text:span><text:span text:style-name="T7">: </text:span><text:span text:style-name="T8"><text:s/></text:span><text:span text:style-name="T8">https://blog.noveogroup.ru/</text:span></text:p>
          </table:table-cell>
          <table:covered-table-cell table:number-columns-repeated="3" table:style-name="ce29"/>
          <table:covered-table-cell table:style-name="ce56"/>
          <table:table-cell table:number-columns-repeated="1019"/>
        </table:table-row>
        <table:table-row table:style-name="ro6">
          <table:table-cell table:style-name="ce9" office:value-type="string">
            <text:p>№</text:p>
          </table:table-cell>
          <table:table-cell table:style-name="ce9" office:value-type="string">
            <text:p>Приоритет</text:p>
          </table:table-cell>
          <table:table-cell table:style-name="ce35" office:value-type="string">
            <text:p>Проверка</text:p>
          </table:table-cell>
          <table:table-cell table:style-name="ce9" office:value-type="string">
            <text:p>Результат</text:p>
          </table:table-cell>
          <table:table-cell table:style-name="ce35" office:value-type="string">
            <text:p>Комментарии</text:p>
          </table:table-cell>
          <table:table-cell table:number-columns-repeated="1019"/>
        </table:table-row>
        <table:table-row table:style-name="ro5">
          <table:table-cell table:style-name="ce10" office:value-type="string" table:number-columns-spanned="5" table:number-rows-spanned="1">
            <text:p>Навигационная панель </text:p>
          </table:table-cell>
          <table:covered-table-cell table:number-columns-repeated="3" table:style-name="ce30"/>
          <table:covered-table-cell table:style-name="ce57"/>
          <table:table-cell table:number-columns-repeated="1019"/>
        </table:table-row>
        <table:table-row table:style-name="ro7">
          <table:table-cell table:style-name="ce11" office:value-type="float" office:value="1">
            <text:p>1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вертикальной прокрутке страницы браузера, навигационная панель остаётся закреплённой вверху страницы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8"/>
          <table:table-cell table:number-columns-repeated="1019"/>
        </table:table-row>
        <table:table-row table:style-name="ro7">
          <table:table-cell table:style-name="ce11" office:value-type="float" office:value="2">
            <text:p>2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7" office:value-type="string">
            <text:p>При нажатии на логотип "Noveo" в верхнем левом углу выполянется переход на главную страницу сайта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0"/>
          <table:table-cell table:number-columns-repeated="1019"/>
        </table:table-row>
        <table:table-row table:style-name="ro8">
          <table:table-cell table:style-name="ce11" office:value-type="float" office:value="2">
            <text:p>2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ссылки "О компании", происходит переход к разделу на сайте</text:p>
          </table:table-cell>
          <table:table-cell table:style-name="ce47" table:content-validation-name="val4" office:value-type="string">
            <text:p>Пройден</text:p>
          </table:table-cell>
          <table:table-cell table:style-name="ce72" office:value-type="string">
            <text:p><text:a xlink:href="https://noveogroup.ru/about">https://noveogroup.ru/about</text:a></text:p>
          </table:table-cell>
          <table:table-cell table:number-columns-repeated="1019"/>
        </table:table-row>
        <table:table-row table:style-name="ro8">
          <table:table-cell table:style-name="ce11" office:value-type="float" office:value="3">
            <text:p>3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ссылки "Ваканси", происходит переход к разделу на сайте</text:p>
          </table:table-cell>
          <table:table-cell table:style-name="ce47" table:content-validation-name="val4" office:value-type="string">
            <text:p>Пройден</text:p>
          </table:table-cell>
          <table:table-cell table:style-name="ce137" office:value-type="string">
            <text:p><text:a xlink:href="https://job.noveogroup.ru/">https://job.noveogroup.ru/</text:a></text:p>
          </table:table-cell>
          <table:table-cell table:number-columns-repeated="1019"/>
        </table:table-row>
        <table:table-row table:style-name="ro8">
          <table:table-cell table:style-name="ce11" office:value-type="float" office:value="4">
            <text:p>4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ссылки "Noveo University", происходит на страницу сайта</text:p>
          </table:table-cell>
          <table:table-cell table:style-name="ce47" table:content-validation-name="val4" office:value-type="string">
            <text:p>Пройден</text:p>
          </table:table-cell>
          <table:table-cell table:style-name="ce137" office:value-type="string">
            <text:p><text:a xlink:href="https://university.noveogroup.ru/">https://university.noveogroup.ru/</text:a></text:p>
          </table:table-cell>
          <table:table-cell table:number-columns-repeated="1019"/>
        </table:table-row>
        <table:table-row table:style-name="ro8">
          <table:table-cell table:style-name="ce11" office:value-type="float" office:value="5">
            <text:p>5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ссылки "Блог" происходит переход к разделу на сайте</text:p>
          </table:table-cell>
          <table:table-cell table:style-name="ce47" table:content-validation-name="val4" office:value-type="string">
            <text:p>Пройден</text:p>
          </table:table-cell>
          <table:table-cell table:style-name="ce137" office:value-type="string">
            <text:p><text:a xlink:href="https://blog.noveogroup.ru/">https://blog.noveogroup.ru/</text:a></text:p>
          </table:table-cell>
          <table:table-cell table:number-columns-repeated="1019"/>
        </table:table-row>
        <table:table-row table:style-name="ro8">
          <table:table-cell table:style-name="ce11" office:value-type="float" office:value="6">
            <text:p>6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ссылки "Контакты" происходит переход к разделу на сайте</text:p>
          </table:table-cell>
          <table:table-cell table:style-name="ce47" table:content-validation-name="val4" office:value-type="string">
            <text:p>Пройден</text:p>
          </table:table-cell>
          <table:table-cell table:style-name="ce138" office:value-type="string">
            <text:p><text:a xlink:href="https://noveogroup.ru/contact">https://noveogroup.ru/contact</text:a></text:p>
          </table:table-cell>
          <table:table-cell table:number-columns-repeated="1019"/>
        </table:table-row>
        <table:table-row table:style-name="ro7">
          <table:table-cell table:style-name="ce32" office:value-type="float" office:value="8">
            <text:p>8</text:p>
          </table:table-cell>
          <table:table-cell table:style-name="ce32" table:content-validation-name="val3" office:value-type="string">
            <text:p>Высокий</text:p>
          </table:table-cell>
          <table:table-cell table:style-name="ce43" office:value-type="string">
            <text:p>При нажатии на значок "Поиск" открывается окна для поиска данных на сайте</text:p>
          </table:table-cell>
          <table:table-cell table:style-name="ce50" table:content-validation-name="val4" office:value-type="string">
            <text:p>Пройден</text:p>
          </table:table-cell>
          <table:table-cell table:style-name="ce139"/>
          <table:table-cell table:number-columns-repeated="1019"/>
        </table:table-row>
        <table:table-row table:style-name="ro5">
          <table:table-cell table:style-name="ce12" office:value-type="string" table:number-columns-spanned="5" table:number-rows-spanned="1">
            <text:p>Содержимое главной страницы</text:p>
          </table:table-cell>
          <table:covered-table-cell table:number-columns-repeated="4" table:style-name="ce132"/>
          <table:table-cell table:number-columns-repeated="1019"/>
        </table:table-row>
        <table:table-row table:style-name="ro5">
          <table:table-cell table:style-name="ce12" office:value-type="string" table:number-columns-spanned="5" table:number-rows-spanned="1">
            <text:p>Раздел "Ссылки на соц.сети и каналы комапании"</text:p>
          </table:table-cell>
          <table:covered-table-cell table:number-columns-repeated="4" table:style-name="ce12"/>
          <table:table-cell table:number-columns-repeated="1019"/>
        </table:table-row>
        <table:table-row table:style-name="ro10">
          <table:table-cell table:style-name="ce9" office:value-type="float" office:value="9">
            <text:p>9</text:p>
          </table:table-cell>
          <table:table-cell table:style-name="ce9" table:content-validation-name="val3" office:value-type="string">
            <text:p>Высокий</text:p>
          </table:table-cell>
          <table:table-cell table:style-name="ce40" office:value-type="string">
            <text:p>При нажатии на логотип "VK" происходит переход на страницу профиля компании в соц.сети "ВКонтакте"</text:p>
          </table:table-cell>
          <table:table-cell table:style-name="ce134" table:content-validation-name="val4" office:value-type="string">
            <text:p>Пройден</text:p>
          </table:table-cell>
          <table:table-cell table:style-name="ce140" office:value-type="string">
            <text:p><text:a xlink:href="https://vk.com/noveo">https://vk.com/noveo</text:a></text:p>
          </table:table-cell>
          <table:table-cell table:number-columns-repeated="1019"/>
        </table:table-row>
        <table:table-row table:style-name="ro10">
          <table:table-cell table:style-name="ce11" office:value-type="float" office:value="10">
            <text:p>10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на логотип "Instagram" происходит переход на страницу профиля компании в соц.сети "Instagram"</text:p>
          </table:table-cell>
          <table:table-cell table:style-name="ce47" table:content-validation-name="val4" office:value-type="string">
            <text:p>Пройден</text:p>
          </table:table-cell>
          <table:table-cell table:style-name="ce137" office:value-type="string">
            <text:p><text:a xlink:href="https://www.instagram.com/noveogroup/">https://www.instagram.com/noveogroup/</text:a></text:p>
          </table:table-cell>
          <table:table-cell table:number-columns-repeated="1019"/>
        </table:table-row>
        <table:table-row table:style-name="ro7">
          <table:table-cell table:style-name="ce11" office:value-type="float" office:value="11">
            <text:p>11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на логотип "Telegram" происходит переход на страницу канала компании в мессенджере "Telegram"</text:p>
          </table:table-cell>
          <table:table-cell table:style-name="ce47" table:content-validation-name="val4" office:value-type="string">
            <text:p>Пройден</text:p>
          </table:table-cell>
          <table:table-cell table:style-name="ce137" office:value-type="string">
            <text:p><text:a xlink:href="https://t.me/noveo">https://t.me/noveo</text:a></text:p>
          </table:table-cell>
          <table:table-cell table:number-columns-repeated="1019"/>
        </table:table-row>
        <table:table-row table:style-name="ro7">
          <table:table-cell table:style-name="ce11" office:value-type="float" office:value="12">
            <text:p>12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на логотип "Twitter" происходит переход на страницу профиля компании в соц.сети "Twitter"</text:p>
          </table:table-cell>
          <table:table-cell table:style-name="ce47" table:content-validation-name="val4" office:value-type="string">
            <text:p>Пройден</text:p>
          </table:table-cell>
          <table:table-cell table:style-name="ce137" office:value-type="string">
            <text:p><text:a xlink:href="https://twitter.com/Noveo_nsk">https://twitter.com/Noveo_nsk</text:a></text:p>
          </table:table-cell>
          <table:table-cell table:number-columns-repeated="1019"/>
        </table:table-row>
        <table:table-row table:style-name="ro7">
          <table:table-cell table:style-name="ce11" office:value-type="float" office:value="13">
            <text:p>13</text:p>
          </table:table-cell>
          <table:table-cell table:style-name="ce11" table:content-validation-name="val3" office:value-type="string">
            <text:p>Низкий</text:p>
          </table:table-cell>
          <table:table-cell table:style-name="ce36" office:value-type="string">
            <text:p>При нажатии на логотип "IN" происходит переход на страницу профиля компании в соц.сети "Linkedin"</text:p>
          </table:table-cell>
          <table:table-cell table:style-name="ce49" table:content-validation-name="val4" office:value-type="string">
            <text:p>Не пройден</text:p>
          </table:table-cell>
          <table:table-cell table:style-name="ce65" office:value-type="string">
            <text:p>Выполняется переход на сайт: <text:span text:style-name="T8"><text:a xlink:href="https://www.linkedin.com/company/noveo-group">https://www.linkedin.com/company/noveo-group</text:a></text:span></text:p>
          </table:table-cell>
          <table:table-cell table:number-columns-repeated="1019"/>
        </table:table-row>
        <table:table-row table:style-name="ro7">
          <table:table-cell table:style-name="ce32" office:value-type="float" office:value="14">
            <text:p>14</text:p>
          </table:table-cell>
          <table:table-cell table:style-name="ce32" table:content-validation-name="val3" office:value-type="string">
            <text:p>Средний</text:p>
          </table:table-cell>
          <table:table-cell table:style-name="ce39" office:value-type="string">
            <text:p>При нажатии на логотип "YuoTube" происходит переход на страницу канала компании на "YuoTube"</text:p>
          </table:table-cell>
          <table:table-cell table:style-name="ce50" table:content-validation-name="val4" office:value-type="string">
            <text:p>Пройден</text:p>
          </table:table-cell>
          <table:table-cell table:style-name="ce141" office:value-type="string">
            <text:p><text:a xlink:href="https://www.youtube.com/user/noveonsk">https://www.youtube.com/user/noveonsk</text:a></text:p>
          </table:table-cell>
          <table:table-cell table:number-columns-repeated="1019"/>
        </table:table-row>
        <table:table-row table:style-name="ro5">
          <table:table-cell table:style-name="ce130" office:value-type="string" table:number-columns-spanned="5" table:number-rows-spanned="1">
            <text:p>Раздел "Горячие вакансии"</text:p>
          </table:table-cell>
          <table:covered-table-cell table:number-columns-repeated="4" table:style-name="ce130"/>
          <table:table-cell table:number-columns-repeated="1019"/>
        </table:table-row>
        <table:table-row table:style-name="ro7">
          <table:table-cell table:style-name="ce131" office:value-type="float" office:value="15">
            <text:p>15</text:p>
          </table:table-cell>
          <table:table-cell table:style-name="ce131" table:content-validation-name="val3" office:value-type="string">
            <text:p>Высокий</text:p>
          </table:table-cell>
          <table:table-cell table:style-name="ce133" office:value-type="string">
            <text:p>При нажатии на плашку с названием вакансии происходит переход на страницу с описанием вакансии</text:p>
          </table:table-cell>
          <table:table-cell table:style-name="ce135" table:content-validation-name="val4" office:value-type="string">
            <text:p>Пройден</text:p>
          </table:table-cell>
          <table:table-cell table:style-name="ce74" office:value-type="string">
            <text:p><text:a xlink:href="https://job.noveogroup.ru/vacancy/senior-data-scientist-data-engineer">https://job.noveogroup.ru/vacancy/senior-data-scientist-data-engineer</text:a></text:p>
          </table:table-cell>
          <table:table-cell table:number-columns-repeated="1019"/>
        </table:table-row>
        <table:table-row table:style-name="ro8">
          <table:table-cell table:style-name="ce11" office:value-type="float" office:value="16">
            <text:p>16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на кнопку "Все вакнсии"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137" office:value-type="string">
            <text:p><text:a xlink:href="https://job.noveogroup.ru/">https://job.noveogroup.ru/</text:a></text:p>
          </table:table-cell>
          <table:table-cell table:number-columns-repeated="1019"/>
        </table:table-row>
        <table:table-row table:style-name="ro5">
          <table:table-cell table:style-name="ce130" office:value-type="string" table:number-columns-spanned="5" table:number-rows-spanned="1">
            <text:p>Раздел "Офисы разработки"</text:p>
          </table:table-cell>
          <table:covered-table-cell table:number-columns-repeated="4" table:style-name="ce130"/>
          <table:table-cell table:number-columns-repeated="1019"/>
        </table:table-row>
        <table:table-row table:style-name="ro10">
          <table:table-cell table:style-name="ce9" office:value-type="float" office:value="17">
            <text:p>17</text:p>
          </table:table-cell>
          <table:table-cell table:style-name="ce9" table:content-validation-name="val3" office:value-type="string">
            <text:p>Высокий</text:p>
          </table:table-cell>
          <table:table-cell table:style-name="ce133" office:value-type="string">
            <text:p>При нажатии на плашку с "Офис в Академгородке", происходит переход в раздел сайта с описанием офиса компании наодящимся в Акдемгородке</text:p>
          </table:table-cell>
          <table:table-cell table:style-name="ce136" table:content-validation-name="val4" office:value-type="string">
            <text:p>Пройден</text:p>
          </table:table-cell>
          <table:table-cell table:style-name="ce142" office:value-type="string">
            <text:p><text:a xlink:href="https://noveogroup.ru/office/akademgorodok">https://noveogroup.ru/office/akademgorodok</text:a></text:p>
          </table:table-cell>
          <table:table-cell table:number-columns-repeated="1019"/>
        </table:table-row>
        <table:table-row table:style-name="ro10">
          <table:table-cell table:style-name="ce11" office:value-type="float" office:value="18">
            <text:p>18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7" office:value-type="string">
            <text:p>При нажатии на значок "Chrome" выполняется переход на страницу с загрузкой расширения для браузера Google Chrome 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4" office:value-type="string">
            <text:p><text:a xlink:href="https://chrome.google.com/webstore/detail/loom-for-chrome/liecbddmkiiihnedobmlmillhodjkdmb?hl=en-US">https://chrome.google.com/webstore/detail/loom-for-chrome/liecbddmkiiihnedobmlmillhodjkdmb?hl=en-US</text:a></text:p>
          </table:table-cell>
          <table:table-cell table:number-columns-repeated="1019"/>
        </table:table-row>
        <table:table-row table:style-name="ro7">
          <table:table-cell table:style-name="ce11" office:value-type="float" office:value="19">
            <text:p>19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7" office:value-type="string">
            <text:p>При нажатии на значок "iOS" выполняется переход на страницу с загрузкой приложения для iPhone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apps.apple.com/us/app/loom-quick-videos/id1474480829">https://apps.apple.com/us/app/loom-quick-videos/id1474480829</text:a></text:p>
          </table:table-cell>
          <table:table-cell table:number-columns-repeated="1019"/>
        </table:table-row>
        <table:table-row table:style-name="ro7">
          <table:table-cell table:style-name="ce11" office:value-type="float" office:value="20">
            <text:p>20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лавиши "Get Loom for Free" открывается страница регистрации/авторизации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7" office:value-type="string">
            <text:p>Кнопка справа от иконок приложений (Windows, Mac, Chrome, IOS)</text:p>
          </table:table-cell>
          <table:table-cell table:number-columns-repeated="1019"/>
        </table:table-row>
        <table:table-row table:style-name="ro5">
          <table:table-cell table:style-name="ce12" office:value-type="string" table:number-columns-spanned="5" table:number-rows-spanned="1">
            <text:p>Footer главной страницы</text:p>
          </table:table-cell>
          <table:covered-table-cell table:number-columns-repeated="3" table:style-name="ce31"/>
          <table:covered-table-cell table:style-name="ce68"/>
          <table:table-cell table:number-columns-repeated="1019"/>
        </table:table-row>
        <table:table-row table:style-name="ro21">
          <table:table-cell table:style-name="ce11" office:value-type="float" office:value="21">
            <text:p>21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7" office:value-type="string">
            <text:p>При нажатии на Логотип Loom выполняется переход на главную страницу сайта</text:p>
          </table:table-cell>
          <table:table-cell table:style-name="ce49" table:content-validation-name="val4" office:value-type="string">
            <text:p>Не пройден</text:p>
          </table:table-cell>
          <table:table-cell table:style-name="ce21" office:value-type="string">
            <text:p>Выполняется переход на страницу с надписью "This page does not exist": <text:s text:c="6"/><text:s text:c="43"/><text:span text:style-name="T8">https://www.loom.com/not-used/old-</text:span><text:span text:style-name="T8">home-2Выполняется переход на </text:span><text:span text:style-name="T8">страницу с надписью "This page does </text:span><text:span text:style-name="T8">not exist": <text:s text:c="49"/></text:span><text:span text:style-name="T8">https://www.loom.com/not-used/old-</text:span><text:span text:style-name="T8">home-2Выполняется переход на </text:span><text:span text:style-name="T8">страницу с надписью "This page does </text:span><text:span text:style-name="T8">not exist": <text:s text:c="49"/></text:span><text:span text:style-name="T8">https://www.loom.com/not-used/old-</text:span><text:span text:style-name="T8">home-2Выполняется переход на </text:span><text:span text:style-name="T8">страницу с надписью "This page does </text:span><text:span text:style-name="T8">not exist": <text:s text:c="49"/></text:span><text:span text:style-name="T8">https://www.loom.com/not-used/old-</text:span><text:span text:style-name="T8">home-2Выполняется переход на </text:span><text:span text:style-name="T8">страницу с надписью "This page does </text:span><text:span text:style-name="T8">not exist": <text:s text:c="49"/></text:span><text:span text:style-name="T8">https://www.loom.com/not-used/old-</text:span><text:span text:style-name="T8">home-2</text:span></text:p>
          </table:table-cell>
          <table:table-cell table:number-columns-repeated="1019"/>
        </table:table-row>
        <table:table-row table:style-name="ro8">
          <table:table-cell table:style-name="ce11" office:value-type="float" office:value="22">
            <text:p>22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7" office:value-type="string">
            <text:p>При нажатии на логотип твиттера выполняется переход в Twitter Loom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twitter.com/loom">https://twitter.com/loom</text:a></text:p>
          </table:table-cell>
          <table:table-cell table:number-columns-repeated="1019"/>
        </table:table-row>
        <table:table-row table:style-name="ro22">
          <table:table-cell table:style-name="ce11" office:value-type="float" office:value="23">
            <text:p>23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8" office:value-type="string">
            <text:p>При нажатии на логотип in выполняется переход на страницу <text:span text:style-name="T8">linkedin.comПри нажатии на логотип in </text:span><text:span text:style-name="T8">выполняется переход на страницу </text:span><text:span text:style-name="T8">linkedin.comПри нажатии на логотип in </text:span><text:span text:style-name="T8">выполняется переход на страницу </text:span><text:span text:style-name="T8">linkedin.comПри нажатии на логотип in </text:span><text:span text:style-name="T8">выполняется переход на страницу </text:span><text:span text:style-name="T8">linkedin.comПри нажатии на логотип in </text:span><text:span text:style-name="T8">выполняется переход на страницу </text:span><text:span text:style-name="T8">linkedin.com</text:span>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5" office:value-type="string">
            <text:p>Выполняется переход на сайт: <text:span text:style-name="T8">https://www.linkedin.com/company/uselo</text:span><text:span text:style-name="T8">om/</text:span><text:span text:style-name="T10"> <text:s text:c="24"/>Для корректной </text:span><text:span text:style-name="T10">работы сайта, необходим сервис </text:span><text:span text:style-name="T10">VPN.Выполняется переход на сайт: </text:span><text:span text:style-name="T8">https://www.linkedin.com/company/uselo</text:span><text:span text:style-name="T8">om/</text:span><text:span text:style-name="T10"> <text:s text:c="24"/>Для корректной </text:span><text:span text:style-name="T10">работы сайта, необходим сервис </text:span><text:span text:style-name="T10">VPN.Выполняется переход на сайт: </text:span><text:span text:style-name="T8">https://www.linkedin.com/company/uselo</text:span><text:span text:style-name="T8">om/</text:span><text:span text:style-name="T10"> <text:s text:c="24"/>Для корректной </text:span><text:span text:style-name="T10">работы сайта, необходим сервис </text:span><text:span text:style-name="T10">VPN.Выполняется переход на сайт: </text:span><text:span text:style-name="T8">https://www.linkedin.com/company/uselo</text:span><text:span text:style-name="T8">om/</text:span><text:span text:style-name="T10"> <text:s text:c="24"/>Для корректной </text:span><text:span text:style-name="T10">работы сайта, необходим сервис </text:span><text:span text:style-name="T10">VPN.Выполняется переход на сайт: </text:span><text:span text:style-name="T8">https://www.linkedin.com/company/uselo</text:span><text:span text:style-name="T8">om/</text:span><text:span text:style-name="T10"> <text:s text:c="24"/>Для корректной </text:span><text:span text:style-name="T10">работы сайта, необходим сервис VPN.</text:span></text:p>
          </table:table-cell>
          <table:table-cell table:number-columns-repeated="1019"/>
        </table:table-row>
        <table:table-row table:style-name="ro8">
          <table:table-cell table:style-name="ce11" office:value-type="float" office:value="24">
            <text:p>24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9" office:value-type="string">
            <text:p>При нажатии на логотип YouTube выполняется переход на сайт YouTube</text:p>
          </table:table-cell>
          <table:table-cell table:style-name="ce50" table:content-validation-name="val4" office:value-type="string">
            <text:p>Пройден</text:p>
          </table:table-cell>
          <table:table-cell table:style-name="ce60" office:value-type="string">
            <text:p><text:a xlink:href="https://www.youtube.com/channel/UCnqj2rfVX8V0t377WcOjYoA">https://www.youtube.com/channel/UCnqj2rfVX8V0t377WcOjYoA</text:a></text:p>
          </table:table-cell>
          <table:table-cell table:number-columns-repeated="1019"/>
        </table:table-row>
        <table:table-row table:style-name="ro5">
          <table:table-cell table:style-name="ce12" office:value-type="string" table:number-columns-spanned="5" table:number-rows-spanned="1">
            <text:p>Footer раздела Product</text:p>
          </table:table-cell>
          <table:covered-table-cell table:number-columns-repeated="3" table:style-name="ce31"/>
          <table:covered-table-cell table:style-name="ce68"/>
          <table:table-cell table:number-columns-repeated="1019"/>
        </table:table-row>
        <table:table-row table:style-name="ro8">
          <table:table-cell table:style-name="ce13" office:value-type="float" office:value="25">
            <text:p>25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Use Cases"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blog-post-categories/use-case">https://www.loom.com/blog-post-categories/use-case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26">
            <text:p>26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Loom for Teams"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video-messaging-for-teams">https://www.loom.com/video-messaging-for-teams</text:a></text:p>
          </table:table-cell>
          <table:table-cell table:number-columns-repeated="1019"/>
        </table:table-row>
        <table:table-row table:style-name="ro23">
          <table:table-cell table:style-name="ce13" office:value-type="float" office:value="27">
            <text:p>27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IOS App"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9" office:value-type="string">
            <text:p>https://www.loom.com/mobile </text:p>
            <text:p>Так же возможно загрузить приложения для Androidhttps://www.loom.com/mobile </text:p>
            <text:p>Так же возможно загрузить приложения для Androidhttps://www.loom.com/mobile </text:p>
            <text:p>Так же возможно загрузить приложения для Androidhttps://www.loom.com/mobile </text:p>
            <text:p>Так же возможно загрузить приложения для Android</text:p>
          </table:table-cell>
          <table:table-cell table:number-columns-repeated="1019"/>
        </table:table-row>
        <table:table-row table:style-name="ro8">
          <table:table-cell table:style-name="ce13" office:value-type="float" office:value="28">
            <text:p>28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Screen Recorder"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screen-recorder">https://www.loom.com/screen-recorder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29">
            <text:p>29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Help Center"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support.loom.com/hc/en-us">https://support.loom.com/hc/en-us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30">
            <text:p>30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What's New"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new.loom.com/">https://new.loom.com/</text:a></text:p>
          </table:table-cell>
          <table:table-cell table:number-columns-repeated="1019"/>
        </table:table-row>
        <table:table-row table:style-name="ro11">
          <table:table-cell table:style-name="ce13" office:value-type="float" office:value="31">
            <text:p>31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System Status", выполняется переход на несуществующуу страницу</text:p>
          </table:table-cell>
          <table:table-cell table:style-name="ce49" table:content-validation-name="val4" office:value-type="string">
            <text:p>Не пройден</text:p>
          </table:table-cell>
          <table:table-cell table:style-name="ce70" office:value-type="string">
            <text:p>Выполняется переход на адрес не действующей страницы сайта: <text:s text:c="14"/><text:s text:c="17"/>http://status.loom.com/ <text:s text:c="13"/><text:s text:c="44"/>Данная страница имеет статус: "Не удаётся открыть эту страницу".</text:p>
          </table:table-cell>
          <table:table-cell table:number-columns-repeated="1019"/>
        </table:table-row>
        <table:table-row table:style-name="ro8">
          <table:table-cell table:style-name="ce13" office:value-type="float" office:value="32">
            <text:p>32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Roadmap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portal.productboard.com/useloom/1-loom-s-product-roadmap/tabs/3-coming-soon">https://portal.productboard.com/useloom/1-loom-s-product-roadmap/tabs/3-coming-soon</text:a></text:p>
          </table:table-cell>
          <table:table-cell table:number-columns-repeated="1019"/>
        </table:table-row>
        <table:table-row table:style-name="ro5">
          <table:table-cell table:style-name="ce12" office:value-type="string" table:number-columns-spanned="5" table:number-rows-spanned="1">
            <text:p>Footer раздела Company</text:p>
          </table:table-cell>
          <table:covered-table-cell table:number-columns-repeated="3" table:style-name="ce31"/>
          <table:covered-table-cell table:style-name="ce68"/>
          <table:table-cell table:number-columns-repeated="1019"/>
        </table:table-row>
        <table:table-row table:style-name="ro8">
          <table:table-cell table:style-name="ce13" office:value-type="float" office:value="33">
            <text:p>33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About Us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about-us">https://www.loom.com/about-us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34">
            <text:p>34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Careers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careers">https://www.loom.com/careers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35">
            <text:p>35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Press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press">https://www.loom.com/press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36">
            <text:p>36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Blog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blog">https://www.loom.com/blog</text:a></text:p>
          </table:table-cell>
          <table:table-cell table:number-columns-repeated="1019"/>
        </table:table-row>
        <table:table-row table:style-name="ro5">
          <table:table-cell table:style-name="ce12" office:value-type="string" table:number-columns-spanned="5" table:number-rows-spanned="1">
            <text:p>Footer раздела Legal</text:p>
          </table:table-cell>
          <table:covered-table-cell table:number-columns-repeated="3" table:style-name="ce31"/>
          <table:covered-table-cell table:style-name="ce68"/>
          <table:table-cell table:number-columns-repeated="1019"/>
        </table:table-row>
        <table:table-row table:style-name="ro7">
          <table:table-cell table:style-name="ce13" office:value-type="float" office:value="37">
            <text:p>37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Privacy for Humans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privacy">https://www.loom.com/privacy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38">
            <text:p>38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Privacy Policy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privacy-policy">https://www.loom.com/privacy-policy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39">
            <text:p>39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При нажатии ссылки "Terms of Service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terms">https://www.loom.com/terms</text:a></text:p>
          </table:table-cell>
          <table:table-cell table:number-columns-repeated="1019"/>
        </table:table-row>
        <table:table-row table:style-name="ro6">
          <table:table-cell table:style-name="ce95" office:value-type="string" table:number-columns-spanned="5" table:number-rows-spanned="1">
            <text:p><text:span text:style-name="T6">Функциональное тестирование </text:span><text:span text:style-name="T6">страницы Use Cases</text:span><text:span text:style-name="T7"> </text:span><text:span text:style-name="T9">https://www.loom.com/blog-post-</text:span><text:span text:style-name="T9">categories/use-case</text:span><text:span text:style-name="T6">Функциональное </text:span><text:span text:style-name="T6">тестирование страницы Use Cases</text:span><text:span text:style-name="T7"> </text:span><text:span text:style-name="T9">https://www.loom.com/blog-post-</text:span><text:span text:style-name="T9">categories/use-case</text:span><text:span text:style-name="T6">Функциональное </text:span><text:span text:style-name="T6">тестирование страницы Use Cases</text:span><text:span text:style-name="T7"> </text:span><text:span text:style-name="T9">https://www.loom.com/blog-post-</text:span><text:span text:style-name="T9">categories/use-case</text:span></text:p>
          </table:table-cell>
          <table:covered-table-cell table:number-columns-repeated="4"/>
          <table:table-cell table:number-columns-repeated="1019"/>
        </table:table-row>
        <table:table-row table:style-name="ro7">
          <table:table-cell table:style-name="ce13" office:value-type="float" office:value="40">
            <text:p>40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Тестирование навигационной панели</text:p>
          </table:table-cell>
          <table:table-cell table:style-name="ce46" table:content-validation-name="val4" office:value-type="string">
            <text:p>Пройден</text:p>
          </table:table-cell>
          <table:table-cell table:style-name="ce36" office:value-type="string">
            <text:p>При вертикальной прокрутке страницы браузера, навигационная панель остаётся закреплённой вверху страницы</text:p>
          </table:table-cell>
          <table:table-cell table:number-columns-repeated="1019"/>
        </table:table-row>
        <table:table-row table:style-name="ro8">
          <table:table-cell table:style-name="ce13" office:value-type="float" office:value="41">
            <text:p>41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лавиши "Use Cases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2" office:value-type="string">
            <text:p><text:a xlink:href="https://www.loom.com/blog-post-categories/use-case">https://www.loom.com/blog-post-categories/use-case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42">
            <text:p>42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лавиши "Product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2" office:value-type="string">
            <text:p><text:a xlink:href="https://www.loom.com/blog-post-categories/product">https://www.loom.com/blog-post-categories/product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43">
            <text:p>43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лавиши "Guest Post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blog-post-categories/guest-post">https://www.loom.com/blog-post-categories/guest-post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44">
            <text:p>44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лавиши "Engineering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blog-post-categories/engineering">https://www.loom.com/blog-post-categories/engineering</text:a></text:p>
          </table:table-cell>
          <table:table-cell table:number-columns-repeated="1019"/>
        </table:table-row>
        <table:table-row table:style-name="ro7">
          <table:table-cell table:style-name="ce13" office:value-type="float" office:value="45">
            <text:p>45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лавиши "Customer Success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blog-post-categories/customer-success">https://www.loom.com/blog-post-categories/customer-success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46">
            <text:p>46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лавиши "Culture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blog-post-categories/culture">https://www.loom.com/blog-post-categories/culture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47">
            <text:p>47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лавиши "Company News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blog-post-categories/company-news">https://www.loom.com/blog-post-categories/company-news</text:a></text:p>
          </table:table-cell>
          <table:table-cell table:number-columns-repeated="1019"/>
        </table:table-row>
        <table:table-row table:style-name="ro8">
          <table:table-cell table:style-name="ce13" office:value-type="float" office:value="48">
            <text:p>48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лавиши "Case Study", происходит переход к разделу на сайт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www.loom.com/blog-post-categories/case-study">https://www.loom.com/blog-post-categories/case-study</text:a></text:p>
          </table:table-cell>
          <table:table-cell table:number-columns-repeated="1019"/>
        </table:table-row>
        <table:table-row table:style-name="ro10">
          <table:table-cell table:style-name="ce13" office:value-type="float" office:value="49">
            <text:p>49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на статью, в любом из раздолов, выполняется переход на страницу с текстом статьи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9" office:value-type="string">
            <text:p>Для примера: <text:s text:c="43"/><text:s text:c="31"/>https://www.loom.com/blog/increase-sales-with-video</text:p>
          </table:table-cell>
          <table:table-cell table:number-columns-repeated="1019"/>
        </table:table-row>
        <table:table-row table:style-name="ro8">
          <table:table-cell table:style-name="ce15" office:value-type="float" office:value="50">
            <text:p>50</text:p>
          </table:table-cell>
          <table:table-cell table:style-name="ce32" table:content-validation-name="val3" office:value-type="string">
            <text:p>Высокий</text:p>
          </table:table-cell>
          <table:table-cell table:style-name="ce39" office:value-type="string">
            <text:p>При нажатии клавиши "Get Loom for Free" открывается страница регистрации</text:p>
          </table:table-cell>
          <table:table-cell table:style-name="ce50" table:content-validation-name="val4" office:value-type="string">
            <text:p>Пройден</text:p>
          </table:table-cell>
          <table:table-cell table:style-name="ce71" office:value-type="string">
            <text:p>https://www.loom.com/signup</text:p>
          </table:table-cell>
          <table:table-cell table:number-columns-repeated="1019"/>
        </table:table-row>
        <table:table-row table:style-name="ro10">
          <table:table-cell table:style-name="ce13" office:value-type="float" office:value="51">
            <text:p>51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Тестирование ссылок во всех разделах Footer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7" office:value-type="string">
            <text:p>при нажатии на логотип loom, происходит переход на главную странцу. Проблема описанная в пункте 21, раздела "Главная страница", отсутствует.</text:p>
          </table:table-cell>
          <table:table-cell table:number-columns-repeated="1019"/>
        </table:table-row>
        <table:table-row table:style-name="ro6">
          <table:table-cell table:style-name="ce16" office:value-type="string" table:number-columns-spanned="5" table:number-rows-spanned="1">
            <text:p><text:span text:style-name="T6">Функциональное тестирование </text:span><text:span text:style-name="T6">страницы Pricing</text:span><text:span text:style-name="T7"> </text:span><text:span text:style-name="T9">https://www.loom.com/blog-post-</text:span><text:span text:style-name="T9">categories/use-case</text:span><text:span text:style-name="T6">Функциональное </text:span><text:span text:style-name="T6">тестирование страницы Pricing</text:span><text:span text:style-name="T7"> </text:span><text:span text:style-name="T9">https://www.loom.com/blog-post-</text:span><text:span text:style-name="T9">categories/use-case</text:span><text:span text:style-name="T6">Функциональное </text:span><text:span text:style-name="T6">тестирование страницы Pricing</text:span><text:span text:style-name="T7"> </text:span><text:span text:style-name="T9">https://www.loom.com/blog-post-</text:span><text:span text:style-name="T9">categories/use-case</text:span></text:p>
          </table:table-cell>
          <table:covered-table-cell table:number-columns-repeated="4" table:style-name="ce33"/>
          <table:table-cell table:number-columns-repeated="1019"/>
        </table:table-row>
        <table:table-row table:style-name="ro7">
          <table:table-cell table:style-name="ce17" office:value-type="float" office:value="52">
            <text:p>52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Тестирование навигационной панели</text:p>
          </table:table-cell>
          <table:table-cell table:style-name="ce51" table:content-validation-name="val4" office:value-type="string">
            <text:p>Пройден</text:p>
          </table:table-cell>
          <table:table-cell table:style-name="ce36" office:value-type="string">
            <text:p>При вертикальной прокрутке страницы браузера, навигационная панель остаётся закреплённой вверху страницы</text:p>
          </table:table-cell>
          <table:table-cell table:number-columns-repeated="1019"/>
        </table:table-row>
        <table:table-row table:style-name="ro7">
          <table:table-cell table:style-name="ce13" office:value-type="float" office:value="53">
            <text:p>53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на переключатель опалаты Billed Monthly/Billed Annually, значение цен изменяется.</text:p>
          </table:table-cell>
          <table:table-cell table:style-name="ce51" table:content-validation-name="val4" office:value-type="string">
            <text:p>Пройден</text:p>
          </table:table-cell>
          <table:table-cell table:style-name="ce58"/>
          <table:table-cell table:number-columns-repeated="1019"/>
        </table:table-row>
        <table:table-row table:style-name="ro10">
          <table:table-cell table:style-name="ce18" office:value-type="float" office:value="54">
            <text:p>54</text:p>
          </table:table-cell>
          <table:table-cell table:style-name="ce9" table:content-validation-name="val3" office:value-type="string">
            <text:p>Высокий</text:p>
          </table:table-cell>
          <table:table-cell table:style-name="ce40" office:value-type="string">
            <text:p>При нажатии на ссылку "Free 14-day trial", находящуся над меню с тарифными планами, происходит переход к разделу на сайте</text:p>
          </table:table-cell>
          <table:table-cell table:style-name="ce51" table:content-validation-name="val4" office:value-type="string">
            <text:p>Пройден</text:p>
          </table:table-cell>
          <table:table-cell table:style-name="ce72" office:value-type="string">
            <text:p><text:a xlink:href="https://www.loom.com/video-messaging-for-teams">https://www.loom.com/video-messaging-for-teams</text:a></text:p>
          </table:table-cell>
          <table:table-cell table:number-columns-repeated="1019"/>
        </table:table-row>
        <table:table-row table:style-name="ro7">
          <table:table-cell table:style-name="ce13" office:value-type="float" office:value="55">
            <text:p>55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нопку "Get Basic For Free" выполняется переход на страницу регистрации/авторизации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0" office:value-type="string">
            <text:p><text:a xlink:href="https://www.loom.com/signup">https://www.loom.com/signup</text:a></text:p>
          </table:table-cell>
          <table:table-cell table:number-columns-repeated="1019"/>
        </table:table-row>
        <table:table-row table:style-name="ro10">
          <table:table-cell table:style-name="ce18" office:value-type="float" office:value="56">
            <text:p>56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на ссылку "Free for education", происходит переход на страницу для верификации пользовователя в системе</text:p>
          </table:table-cell>
          <table:table-cell table:style-name="ce47" table:content-validation-name="val4"/>
          <table:table-cell table:style-name="ce73" office:value-type="string">
            <text:p><text:a xlink:href="https://support.loom.com/hc/en-us/articles/360006579637-Loom-Pro-Free-for-Students-and-Teachers">https://support.loom.com/hc/en-us/articles/360006579637-Loom-Pro-Free-for-Students-and-Teachers</text:a></text:p>
          </table:table-cell>
          <table:table-cell table:number-columns-repeated="1019"/>
        </table:table-row>
        <table:table-row table:style-name="ro10">
          <table:table-cell table:style-name="ce13" office:value-type="float" office:value="57">
            <text:p>57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нопку "Free 14-day trial", тарифного плана "Pro" выполняется переход на страницу регистрации/авторизации</text:p>
          </table:table-cell>
          <table:table-cell table:style-name="ce46" table:content-validation-name="val4" office:value-type="string">
            <text:p>Пройден</text:p>
          </table:table-cell>
          <table:table-cell table:style-name="ce74" office:value-type="string">
            <text:p><text:a xlink:href="https://www.loom.com/signup/?initiate_event=trial&amp;redirect_after=/pricing?initiate_event=trial">https://www.loom.com/signup/?initiate_event=trial&amp;redirect_after=/pricing?initiate_event=trial</text:a></text:p>
          </table:table-cell>
          <table:table-cell table:number-columns-repeated="1019"/>
        </table:table-row>
        <table:table-row table:style-name="ro10">
          <table:table-cell table:style-name="ce18" office:value-type="float" office:value="58">
            <text:p>58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нопку "Free 14-day trial", тарифного плана "Business" выполняется переход на страницу регистрации/авторизации</text:p>
          </table:table-cell>
          <table:table-cell table:style-name="ce46" table:content-validation-name="val4" office:value-type="string">
            <text:p>Пройден</text:p>
          </table:table-cell>
          <table:table-cell table:style-name="ce75" office:value-type="string">
            <text:p><text:a xlink:href="https://www.loom.com/login?redirect_after=%2Fwelcome%3Finitiate_event%3Dworkspaces">https://www.loom.com/login?redirect_after=%2Fwelcome%3Finitiate_event%3Dworkspaces</text:a></text:p>
          </table:table-cell>
          <table:table-cell table:number-columns-repeated="1019"/>
        </table:table-row>
        <table:table-row table:style-name="ro7">
          <table:table-cell table:style-name="ce13" office:value-type="float" office:value="59">
            <text:p>59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нопку "Contact Sales" для тарифного планаа "Enterprise" открывается окно чата <text:s/>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8"/>
          <table:table-cell table:number-columns-repeated="1019"/>
        </table:table-row>
        <table:table-row table:style-name="ro7">
          <table:table-cell table:style-name="ce18" office:value-type="float" office:value="60">
            <text:p>60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нопку "See feature Breakdown" выполняется переход к подробному описанию тарифов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8"/>
          <table:table-cell table:number-columns-repeated="1019"/>
        </table:table-row>
        <table:table-row table:style-name="ro8">
          <table:table-cell table:style-name="ce13" office:value-type="float" office:value="61">
            <text:p>61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Кнопки в меню тарифов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5" office:value-type="string">
            <text:p>проведение тестов происходсит согласно пунктов: 55, 57, 58, 59.</text:p>
          </table:table-cell>
          <table:table-cell table:number-columns-repeated="1019"/>
        </table:table-row>
        <table:table-row table:style-name="ro8">
          <table:table-cell table:style-name="ce18" office:value-type="float" office:value="62">
            <text:p>62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на вопрос в меню FAQ отображается ответ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5" office:value-type="string">
            <text:p>Ответ появлюяется в виде выпадающего текста.</text:p>
          </table:table-cell>
          <table:table-cell table:number-columns-repeated="1019"/>
        </table:table-row>
        <table:table-row table:style-name="ro10">
          <table:table-cell table:style-name="ce13" office:value-type="float" office:value="63">
            <text:p>63</text:p>
          </table:table-cell>
          <table:table-cell table:style-name="ce11" table:content-validation-name="val3" office:value-type="string">
            <text:p>Средний</text:p>
          </table:table-cell>
          <table:table-cell table:style-name="ce36" office:value-type="string">
            <text:p>Тестирование ссылок во всех разделах Footer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7" office:value-type="string">
            <text:p>при нажатии на логотип loom, происходит переход на главную странцу. Проблема описанная в пункте 21, раздела "Главная страница", отсутствует.</text:p>
          </table:table-cell>
          <table:table-cell table:number-columns-repeated="1019"/>
        </table:table-row>
        <table:table-row table:style-name="ro6">
          <table:table-cell table:style-name="ce95" office:value-type="string" table:number-columns-spanned="5" table:number-rows-spanned="1">
            <text:p><text:span text:style-name="T6">Функциональное тестирование </text:span><text:span text:style-name="T6">страницы Pricing</text:span><text:span text:style-name="T7"> </text:span><text:span text:style-name="T9">https://www.loom.com/pricing</text:span><text:span text:style-name="T10"> </text:span><text:span text:style-name="T6">при </text:span><text:span text:style-name="T6">авторизации на </text:span><text:span text:style-name="T6">сайтеФункциональное </text:span><text:span text:style-name="T6">тестирование страницы Pricing</text:span><text:span text:style-name="T7"> </text:span><text:span text:style-name="T9">https://www.loom.com/pricing</text:span><text:span text:style-name="T10"> </text:span><text:span text:style-name="T6">при </text:span><text:span text:style-name="T6">авторизации на сайте</text:span>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19" office:value-type="float" office:value="64">
            <text:p>64</text:p>
          </table:table-cell>
          <table:table-cell table:style-name="ce11" table:content-validation-name="val3" office:value-type="string">
            <text:p>Высокий</text:p>
          </table:table-cell>
          <table:table-cell table:style-name="ce41" office:value-type="string">
            <text:p>Авторизация на сайт</text:p>
          </table:table-cell>
          <table:table-cell table:style-name="ce51" table:content-validation-name="val4" office:value-type="string">
            <text:p>Пройден</text:p>
          </table:table-cell>
          <table:table-cell table:style-name="ce76"/>
          <table:table-cell table:number-columns-repeated="1019"/>
        </table:table-row>
        <table:table-row table:style-name="ro7">
          <table:table-cell table:style-name="ce19" office:value-type="float" office:value="65">
            <text:p>65</text:p>
          </table:table-cell>
          <table:table-cell table:style-name="ce11" table:content-validation-name="val3" office:value-type="string">
            <text:p>Высокий</text:p>
          </table:table-cell>
          <table:table-cell table:style-name="ce42" office:value-type="string">
            <text:p>Тестирование навигационной панели</text:p>
          </table:table-cell>
          <table:table-cell table:style-name="ce51" table:content-validation-name="val4"/>
          <table:table-cell table:style-name="ce36" office:value-type="string">
            <text:p>При вертикальной прокрутке страницы браузера, навигационная панель остаётся закреплённой вверху страницы</text:p>
          </table:table-cell>
          <table:table-cell table:number-columns-repeated="1019"/>
        </table:table-row>
        <table:table-row table:style-name="ro7">
          <table:table-cell table:style-name="ce19" office:value-type="float" office:value="66">
            <text:p>66</text:p>
          </table:table-cell>
          <table:table-cell table:style-name="ce9" table:content-validation-name="val3" office:value-type="string">
            <text:p>Высокий</text:p>
          </table:table-cell>
          <table:table-cell table:style-name="ce40" office:value-type="string">
            <text:p>При регистрации, предоставляется бесплатный 14-ти дневный период использования сервиса</text:p>
          </table:table-cell>
          <table:table-cell table:style-name="ce51" table:content-validation-name="val4" office:value-type="string">
            <text:p>Пройден</text:p>
          </table:table-cell>
          <table:table-cell table:style-name="ce64"/>
          <table:table-cell table:number-columns-repeated="1019"/>
        </table:table-row>
        <table:table-row table:style-name="ro7">
          <table:table-cell table:style-name="ce19" office:value-type="float" office:value="67">
            <text:p>67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на переключатель опалаты Billed Monthly/Billed Annually, значение цен изменяется.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/>
          <table:table-cell table:number-columns-repeated="1019"/>
        </table:table-row>
        <table:table-row table:style-name="ro8">
          <table:table-cell table:style-name="ce19" office:value-type="float" office:value="68">
            <text:p>68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Кнопка "Get basic for free" становиться <text:s/>не активна.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/>
          <table:table-cell table:number-columns-repeated="1019"/>
        </table:table-row>
        <table:table-row table:style-name="ro10">
          <table:table-cell table:style-name="ce19" office:value-type="float" office:value="69">
            <text:p>69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на ссылку "Free for education", происходит переход на страницу для верификации пользовователя в системе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9" office:value-type="string">
            <text:p><text:a xlink:href="https://support.loom.com/hc/en-us/articles/360006579637-Loom-Pro-Free-for-Students-and-Teachers">https://support.loom.com/hc/en-us/articles/360006579637-Loom-Pro-Free-for-Students-and-Teachers</text:a></text:p>
          </table:table-cell>
          <table:table-cell table:number-columns-repeated="1019"/>
        </table:table-row>
        <table:table-row table:style-name="ro7">
          <table:table-cell table:style-name="ce19" office:value-type="float" office:value="70">
            <text:p>70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нопку "Contact Sales" для тарифного планаа "Business" открывается окно чата <text:s/>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8"/>
          <table:table-cell table:number-columns-repeated="1019"/>
        </table:table-row>
        <table:table-row table:style-name="ro7">
          <table:table-cell table:style-name="ce19" office:value-type="float" office:value="71">
            <text:p>71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При нажатии кнопку "Contact Sales" для тарифного планаа "Enterprise" открывается окно чата <text:s/></text:p>
          </table:table-cell>
          <table:table-cell table:style-name="ce46" table:content-validation-name="val4" office:value-type="string">
            <text:p>Пройден</text:p>
          </table:table-cell>
          <table:table-cell table:style-name="ce58"/>
          <table:table-cell table:number-columns-repeated="1019"/>
        </table:table-row>
        <table:table-row table:style-name="ro7">
          <table:table-cell table:style-name="ce19" office:value-type="float" office:value="72">
            <text:p>72</text:p>
          </table:table-cell>
          <table:table-cell table:style-name="ce32" table:content-validation-name="val3" office:value-type="string">
            <text:p>Высокий</text:p>
          </table:table-cell>
          <table:table-cell table:style-name="ce43" office:value-type="string">
            <text:p>При нажатии клавиши "See feature Breakdown" выполняется <text:s/>переход к подробному описанию тарифов</text:p>
          </table:table-cell>
          <table:table-cell table:style-name="ce50" table:content-validation-name="val4" office:value-type="string">
            <text:p>Пройден</text:p>
          </table:table-cell>
          <table:table-cell table:style-name="ce77"/>
          <table:table-cell table:number-columns-repeated="1019"/>
        </table:table-row>
        <table:table-row table:style-name="ro8">
          <table:table-cell table:style-name="ce19" office:value-type="float" office:value="73">
            <text:p>73</text:p>
          </table:table-cell>
          <table:table-cell table:style-name="ce11" table:content-validation-name="val3" office:value-type="string">
            <text:p>Высокий</text:p>
          </table:table-cell>
          <table:table-cell table:style-name="ce36" office:value-type="string">
            <text:p>Кнопки в меню тарифов</text:p>
          </table:table-cell>
          <table:table-cell table:style-name="ce46" table:content-validation-name="val4" office:value-type="string">
            <text:p>Пройден</text:p>
          </table:table-cell>
          <table:table-cell table:style-name="ce65" office:value-type="string">
            <text:p>проведение тестов происходит согласно пунктов: 57, 58, 59.</text:p>
          </table:table-cell>
          <table:table-cell table:number-columns-repeated="1019"/>
        </table:table-row>
        <table:table-row table:style-name="ro8">
          <table:table-cell table:style-name="ce19" office:value-type="float" office:value="74">
            <text:p>74</text:p>
          </table:table-cell>
          <table:table-cell table:style-name="ce32" table:content-validation-name="val3" office:value-type="string">
            <text:p>Высокий</text:p>
          </table:table-cell>
          <table:table-cell table:style-name="ce36" office:value-type="string">
            <text:p>При нажатии на предложение в меню FAQ отображается ответ</text:p>
          </table:table-cell>
          <table:table-cell table:style-name="ce50" table:content-validation-name="val4" office:value-type="string">
            <text:p>Пройден</text:p>
          </table:table-cell>
          <table:table-cell table:style-name="ce65" office:value-type="string">
            <text:p>Ответ появлюяется в виде выпадающего текста.</text:p>
          </table:table-cell>
          <table:table-cell table:number-columns-repeated="1019"/>
        </table:table-row>
        <table:table-row table:style-name="ro10">
          <table:table-cell table:style-name="ce20" office:value-type="float" office:value="75">
            <text:p>75</text:p>
          </table:table-cell>
          <table:table-cell table:style-name="ce32" table:content-validation-name="val3" office:value-type="string">
            <text:p>Средний</text:p>
          </table:table-cell>
          <table:table-cell table:style-name="ce44" office:value-type="string">
            <text:p>Тестирование ссылок во всех разделах Footer</text:p>
          </table:table-cell>
          <table:table-cell table:style-name="ce50" table:content-validation-name="val4" office:value-type="string">
            <text:p>Пройден</text:p>
          </table:table-cell>
          <table:table-cell table:style-name="ce78" office:value-type="string">
            <text:p>при нажатии на логотип loom, происходит переход на главную странцу. Проблема описанная в пункте 21, раздела "Главная страница", отсутствует.</text:p>
          </table:table-cell>
          <table:table-cell table:number-columns-repeated="1019"/>
        </table:table-row>
        <table:table-row table:style-name="ro13">
          <table:table-cell table:style-name="ce21" office:value-type="string" table:number-columns-spanned="5" table:number-rows-spanned="1">
            <text:p><text:span text:style-name="T11">Постусловие: </text:span><text:span text:style-name="T10">Выполен выход из </text:span><text:span text:style-name="T10">учётной записи на сайте </text:span><text:span text:style-name="T8">https://www.loom.com/</text:span></text:p>
          </table:table-cell>
          <table:covered-table-cell table:number-columns-repeated="4" table:style-name="ce34"/>
          <table:table-cell table:number-columns-repeated="1019"/>
        </table:table-row>
        <table:table-row table:style-name="ro13" table:number-rows-repeated="104847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Тест-кейсы (Noveo)" table:style-name="ta4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3" table:number-columns-repeated="2" table:default-cell-style-name="Excel_20_Built-in_20_Normal"/>
        <table:table-column table:style-name="co15" table:default-cell-style-name="Excel_20_Built-in_20_Normal"/>
        <table:table-column table:style-name="co13" table:number-columns-repeated="1019" table:default-cell-style-name="Excel_20_Built-in_20_Normal"/>
        <table:table-row table:style-name="ro5">
          <table:table-cell table:style-name="ce143" office:value-type="string" table:number-columns-spanned="5" table:number-rows-spanned="1">
            <text:p>Тест-кейс №1 Отправка резюме через форму на сайте компании</text:p>
          </table:table-cell>
          <table:covered-table-cell table:number-columns-repeated="4" table:style-name="ce106"/>
          <table:table-cell table:number-columns-repeated="1019"/>
        </table:table-row>
        <table:table-row table:style-name="ro13">
          <table:table-cell table:style-name="ce89" office:value-type="string" table:number-columns-spanned="5" table:number-rows-spanned="1">
            <text:p>Окружение. Браузер. Microsoft Edge. <text:span text:style-name="T13">Версия</text:span><text:span text:style-name="T11"> </text:span><text:span text:style-name="T13">85.0.564.68 (Официальная </text:span><text:span text:style-name="T13">сборка) (64-разрядная версия)</text:span></text:p>
          </table:table-cell>
          <table:covered-table-cell table:number-columns-repeated="3" table:style-name="ce107"/>
          <table:covered-table-cell table:style-name="ce119"/>
          <table:table-cell table:number-columns-repeated="1019"/>
        </table:table-row>
        <table:table-row table:style-name="ro6">
          <table:table-cell table:style-name="ce144" office:value-type="string" table:number-columns-spanned="5" table:number-rows-spanned="1">
            <text:p><text:span text:style-name="T11">Предусловие: Открыта страница </text:span><text:span text:style-name="T10">https://noveogroup.ru/contact</text:span></text:p>
          </table:table-cell>
          <table:covered-table-cell table:number-columns-repeated="4"/>
          <table:table-cell table:number-columns-repeated="1019"/>
        </table:table-row>
        <table:table-row table:style-name="ro6">
          <table:table-cell table:style-name="ce91" office:value-type="string" table:number-columns-spanned="5" table:number-rows-spanned="1">
            <text:p><text:span text:style-name="T14">Тестовые данные:</text:span><text:span text:style-name="T7"> </text:span></text:p>
          </table:table-cell>
          <table:covered-table-cell table:number-columns-repeated="3" table:style-name="ce108"/>
          <table:covered-table-cell table:style-name="ce120"/>
          <table:table-cell table:number-columns-repeated="1019"/>
        </table:table-row>
        <table:table-row table:style-name="ro24">
          <table:table-cell table:style-name="ce92" office:value-type="string" table:number-columns-spanned="5" table:number-rows-spanned="1">
            <text:p><text:span text:style-name="T14">Шаги:</text:span></text:p>
            <text:p><text:span text:style-name="T7"/></text:p>
            <text:p><text:span text:style-name="T7">1. Заполнить поле "Имя" формы </text:span><text:span text:style-name="T7">"Напиши нам" в правой части </text:span><text:span text:style-name="T7">страницы сайта.</text:span></text:p>
            <text:p><text:span text:style-name="T7">2. Заполнить поле "Фамилия" формы </text:span><text:span text:style-name="T7">"Напиши нам" в правой части </text:span><text:span text:style-name="T7">страницы сайта.</text:span></text:p>
            <text:p><text:span text:style-name="T7">3. Заполнить поле "E-MAIL "Напиши </text:span><text:span text:style-name="T7">нам" в правой части страницы сайта.</text:span></text:p>
            <text:p><text:span text:style-name="T7">4. Заполнить поле "Номер телефона" </text:span><text:span text:style-name="T7">формы "Напиши нам" в правой части </text:span><text:span text:style-name="T7">страницы сайта.</text:span></text:p>
            <text:p><text:span text:style-name="T7">5. Из выпадающего списка в форме </text:span><text:span text:style-name="T7">"Напиши нам", выбрать подходящий </text:span><text:span text:style-name="T7">вариант.</text:span></text:p>
            <text:p><text:span text:style-name="T7">6. Заполнить поле "Портфолио, ссылка </text:span><text:span text:style-name="T7">на сайт" формы "Напиши нам" в </text:span><text:span text:style-name="T7">правой части страницы сайта.</text:span></text:p>
            <text:p><text:span text:style-name="T7">7.Нажать на кнопку "Прикрепить </text:span><text:span text:style-name="T7">резюме" формы "Напиши нам" в </text:span><text:span text:style-name="T7">правой части страницы сайта.</text:span></text:p>
            <text:p><text:span text:style-name="T7">8. В появившиемся окне выбрат файл, </text:span><text:span text:style-name="T7">с расширением .doc, .docm, .docx, </text:span><text:span text:style-name="T7">.odt, .pdf, .rtf,. xml, и нажать кнопку </text:span><text:span text:style-name="T7">"Открыть"</text:span></text:p>
            <text:p><text:span text:style-name="T7">9. Нажать на кнопку "Отправить" </text:span></text:p>
          </table:table-cell>
          <table:covered-table-cell table:number-columns-repeated="3" table:style-name="ce109"/>
          <table:covered-table-cell table:style-name="ce122"/>
          <table:table-cell table:number-columns-repeated="1019"/>
        </table:table-row>
        <table:table-row table:style-name="ro5">
          <table:table-cell table:style-name="ce145" office:value-type="string" table:number-columns-spanned="5" table:number-rows-spanned="1">
            <text:p>Ожидаемый результат: Отправлено резюме через форму, на сайте.</text:p>
          </table:table-cell>
          <table:covered-table-cell table:number-columns-repeated="4" table:style-name="ce76"/>
          <table:table-cell table:number-columns-repeated="1019"/>
        </table:table-row>
        <table:table-row table:style-name="ro6">
          <table:table-cell table:style-name="ce146" office:value-type="string" table:number-columns-spanned="5" table:number-rows-spanned="1">
            <text:p><text:span text:style-name="T6">Постусловие:</text:span><text:span text:style-name="T7"> закрыта страница сайта </text:span><text:span text:style-name="T7">https://noveogroup.ru/</text:span></text:p>
          </table:table-cell>
          <table:covered-table-cell table:number-columns-repeated="4" table:style-name="ce116"/>
          <table:table-cell table:number-columns-repeated="1019"/>
        </table:table-row>
        <table:table-row table:style-name="ro6" table:number-rows-repeated="1048568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1155cc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1">21.11.2020</text:date>, <text:time>08:26:0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_20_Чек-лист_20__28_Loom_29_" style:display-name="PageStyle_ Чек-лист (Loom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-кейсы_20__28_Loom_29_" style:display-name="PageStyle_Тест-кейсы (Loom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Чек-лист_20__28_Noveo_29_" style:display-name="PageStyle_Чек-лист (Noveo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Тест-кейсы_20__28_Noveo_29_" style:display-name="PageStyle_Тест-кейсы (Noveo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1T08:26:07.07</dc:date>
    <meta:document-statistic meta:table-count="4" meta:cell-count="799" meta:object-count="0"/>
    <meta:generator>OpenOffice/4.1.7$Win32 OpenOffice.org_project/417m1$Build-9800</meta:generator>
  </office:meta>
</office:document-meta>
</file>